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910000003B8AF40C24668977F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ymbol" svg:font-family="Symbol"/>
    <style:font-face style:name="Tahoma" svg:font-family="Tahoma"/>
    <style:font-face style:name="TimesNewRoman" svg:font-family="TimesNewRoman"/>
    <style:font-face style:name="TimesNewRomanPS" svg:font-family="TimesNewRomanPS"/>
    <style:font-face style:name="Arimo" svg:font-family="Arimo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8.12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20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6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5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70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34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1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9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8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39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6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8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20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9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5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2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7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97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6.71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8.7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6.48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4.477cm" fo:padding-top="0cm" fo:padding-bottom="0cm" fo:padding-left="0cm" fo:padding-right="0cm"/>
    </style:style>
    <style:style style:name="gr31" style:family="graphic" style:parent-style-name="standard">
      <style:graphic-properties draw:stroke="none" draw:fill="solid" draw:fill-color="#0000ff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92cm" fo:padding-top="0cm" fo:padding-bottom="0cm" fo:padding-left="0cm" fo:padding-right="0cm"/>
    </style:style>
    <style:style style:name="gr33" style:family="graphic" style:parent-style-name="standard">
      <style:graphic-properties draw:stroke="none" draw:fill="solid" draw:fill-color="#000000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92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6.54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6.61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04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3.55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2.12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6.1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7.23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8.59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6.89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49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80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39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4.76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4.68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2" style:family="graphic" style:parent-style-name="standard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53" style:family="graphic" style:parent-style-name="standard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93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7.06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6.02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6.52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7.28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4.3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</style:style>
    <style:style style:name="gr62" style:family="graphic" style:parent-style-name="standard">
      <style:graphic-properties draw:stroke="none" draw:fill="solid" draw:fill-color="#ffffff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18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8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09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2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0.91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64cm" fo:padding-top="0cm" fo:padding-bottom="0cm" fo:padding-left="0cm" fo:padding-right="0cm"/>
    </style:style>
    <style:style style:name="gr71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26cm" fo:padding-top="0cm" fo:padding-bottom="0cm" fo:padding-left="0cm" fo:padding-right="0cm"/>
    </style:style>
    <style:style style:name="gr73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3cm" fo:padding-top="0cm" fo:padding-bottom="0cm" fo:padding-left="0cm" fo:padding-right="0cm"/>
    </style:style>
    <style:style style:name="gr75" style:family="graphic" style:parent-style-name="standard">
      <style:graphic-properties draw:stroke="none" svg:stroke-color="#000000" draw:fill="none" draw:fill-color="#ffffff" fo:min-height="0.628cm"/>
    </style:style>
    <style:style style:name="gr76" style:family="graphic" style:parent-style-name="standard">
      <style:graphic-properties draw:stroke="none" svg:stroke-color="#000000" draw:fill="none" draw:fill-color="#ffffff" fo:min-height="0.6cm"/>
    </style:style>
    <style:style style:name="gr77" style:family="graphic" style:parent-style-name="standard">
      <style:graphic-properties draw:stroke="none" svg:stroke-color="#000000" draw:fill="none" draw:fill-color="#ffffff" fo:min-height="0.8cm"/>
    </style:style>
    <style:style style:name="gr78" style:family="graphic" style:parent-style-name="standard">
      <style:graphic-properties draw:stroke="none" svg:stroke-color="#000000" draw:fill="none" draw:fill-color="#ffffff" fo:min-height="0.704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9" style:family="paragraph">
      <loext:graphic-properties draw:fill="solid" draw:fill-color="#0000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  <style:text-properties fo:font-size="18pt" style:font-size-asian="18pt" style:font-size-complex="18pt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15" style:family="paragraph">
      <loext:graphic-properties draw:fill="solid" draw:fill-color="#ffffff"/>
      <style:text-properties fo:font-size="16pt" style:font-size-asian="16pt" style:font-size-complex="16pt"/>
    </style:style>
    <style:style style:name="P16" style:family="paragraph">
      <loext:graphic-properties draw:fill="solid" draw:fill-color="#ffffff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color="#000000" style:font-name="Arial" fo:font-size="18pt" style:font-size-asian="18pt" style:font-name-complex="Arial" style:font-size-complex="18pt"/>
    </style:style>
    <style:style style:name="T2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3" style:family="text">
      <style:text-properties fo:color="#000000" style:font-name="Arial" fo:font-size="11.1000003814697pt" fo:font-weight="bold" style:font-size-asian="11.1000003814697pt" style:font-name-complex="Arial" style:font-size-complex="11.1000003814697pt" style:font-weight-complex="bold"/>
    </style:style>
    <style:style style:name="T4" style:family="text">
      <style:text-properties fo:color="#000000" style:font-name="Arial" fo:font-size="10pt" style:font-size-asian="10pt" style:font-name-complex="Arial" style:font-size-complex="10pt"/>
    </style:style>
    <style:style style:name="T5" style:family="text">
      <style:text-properties fo:color="#000000" style:font-name="Arial" fo:font-size="10pt" fo:font-weight="bold" style:font-size-asian="10pt" style:font-name-complex="Arial" style:font-size-complex="10pt" style:font-weight-complex="bold"/>
    </style:style>
    <style:style style:name="T6" style:family="text">
      <style:text-properties fo:color="#000000" style:font-name="Arial" fo:font-size="14.1000003814697pt" fo:font-weight="bold" style:font-size-asian="14.1000003814697pt" style:font-name-complex="Arial" style:font-size-complex="14.1000003814697pt" style:font-weight-complex="bold"/>
    </style:style>
    <style:style style:name="T7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8" style:family="text">
      <style:text-properties fo:color="#000000" style:font-name="Arial" fo:font-size="12pt" style:font-size-asian="12pt" style:font-name-complex="Arial" style:font-size-complex="12pt"/>
    </style:style>
    <style:style style:name="T9" style:family="text">
      <style:text-properties fo:color="#000000" style:font-name="TimesNewRomanPS" fo:font-size="12pt" fo:font-style="italic" style:font-size-asian="12pt" style:font-name-complex="TimesNewRomanPS" style:font-size-complex="12pt" style:font-style-complex="italic"/>
    </style:style>
    <style:style style:name="T10" style:family="text">
      <style:text-properties fo:color="#000000" style:font-name="TimesNewRomanPS" fo:font-size="10pt" fo:font-style="italic" style:font-size-asian="10pt" style:font-name-complex="TimesNewRomanPS" style:font-size-complex="10pt" style:font-style-complex="italic"/>
    </style:style>
    <style:style style:name="T11" style:family="text">
      <style:text-properties fo:color="#000000" style:font-name="TimesNewRomanPS" fo:font-size="11.1000003814697pt" fo:font-style="italic" style:font-size-asian="11.1000003814697pt" style:font-name-complex="TimesNewRomanPS" style:font-size-complex="11.1000003814697pt" style:font-style-complex="italic"/>
    </style:style>
    <style:style style:name="T12" style:family="text">
      <style:text-properties fo:color="#000000" style:font-name="Arial" fo:font-size="8.10000038146973pt" style:font-size-asian="8.10000038146973pt" style:font-name-complex="Arial" style:font-size-complex="8.10000038146973pt"/>
    </style:style>
    <style:style style:name="T13" style:family="text">
      <style:text-properties fo:color="#000000" style:font-name="Arial" fo:font-size="8.10000038146973pt" fo:font-weight="bold" style:font-size-asian="8.10000038146973pt" style:font-name-complex="Arial" style:font-size-complex="8.10000038146973pt" style:font-weight-complex="bold"/>
    </style:style>
    <style:style style:name="T14" style:family="text">
      <style:text-properties fo:color="#0000ff" style:font-name="Arial" fo:font-size="8.10000038146973pt" style:font-size-asian="8.10000038146973pt" style:font-name-complex="Arial" style:font-size-complex="8.10000038146973pt"/>
    </style:style>
    <style:style style:name="T15" style:family="text">
      <style:text-properties fo:color="#0000ff" style:font-name="Tahoma" fo:font-size="8.10000038146973pt" style:font-size-asian="8.10000038146973pt" style:font-name-complex="Tahoma" style:font-size-complex="8.10000038146973pt"/>
    </style:style>
    <style:style style:name="T16" style:family="text">
      <style:text-properties fo:color="#000000" style:font-name="Tahoma" fo:font-size="8.10000038146973pt" style:font-size-asian="8.10000038146973pt" style:font-name-complex="Tahoma" style:font-size-complex="8.10000038146973pt"/>
    </style:style>
    <style:style style:name="T17" style:family="text">
      <style:text-properties fo:color="#ff0000" style:font-name="Tahoma" fo:font-size="8.10000038146973pt" style:font-size-asian="8.10000038146973pt" style:font-name-complex="Tahoma" style:font-size-complex="8.10000038146973pt"/>
    </style:style>
    <style:style style:name="T18" style:family="text">
      <style:text-properties fo:color="#000000" style:font-name="Symbol" fo:font-size="8.10000038146973pt" style:font-size-asian="8.10000038146973pt" style:font-name-complex="Symbol" style:font-size-complex="8.10000038146973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000000" style:font-name="TimesNewRoman" fo:font-size="12pt" style:font-size-asian="12pt" style:font-name-complex="TimesNewRoman" style:font-size-complex="12pt"/>
    </style:style>
    <style:style style:name="T21" style:family="text">
      <style:text-properties fo:color="#000000" style:font-name="Arial" fo:font-size="8.10000038146973pt" fo:font-style="italic" style:font-size-asian="8.10000038146973pt" style:font-name-complex="Arial" style:font-size-complex="8.10000038146973pt" style:font-style-complex="italic"/>
    </style:style>
    <style:style style:name="T22" style:family="text">
      <style:text-properties fo:color="#000000" style:font-name="TimesNewRoman" fo:font-size="8.10000038146973pt" style:font-size-asian="8.10000038146973pt" style:font-name-complex="TimesNewRoman" style:font-size-complex="8.10000038146973pt"/>
    </style:style>
    <style:style style:name="T23" style:family="text">
      <style:text-properties fo:color="#000000" style:font-name="TimesNewRoman" fo:font-size="10pt" style:font-size-asian="10pt" style:font-name-complex="TimesNewRoman" style:font-size-complex="10pt"/>
    </style:style>
    <style:style style:name="T24" style:family="text">
      <style:text-properties fo:color="#000000" style:font-name="TimesNewRoman" fo:font-size="11.1000003814697pt" style:font-size-asian="11.1000003814697pt" style:font-name-complex="TimesNewRoman" style:font-size-complex="11.1000003814697pt"/>
    </style:style>
    <style:style style:name="T25" style:family="text">
      <style:text-properties fo:color="#d9d9d9" style:font-name="Arial" fo:font-size="10pt" fo:font-weight="bold" style:font-size-asian="10pt" style:font-name-complex="Arial" style:font-size-complex="10pt" style:font-weight-complex="bold"/>
    </style:style>
    <style:style style:name="T26" style:family="text">
      <style:text-properties fo:color="#d9d9d9" style:font-name="Arial" fo:font-size="26.1000003814697pt" fo:font-weight="bold" style:font-size-asian="26.1000003814697pt" style:font-name-complex="Arial" style:font-size-complex="26.1000003814697pt" style:font-weight-complex="bold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634cm" svg:height="0.712cm" svg:x="0.999cm" svg:y="1.991cm">
          <draw:text-box>
            <text:p text:style-name="P1"><text:span text:style-name="T1"><text:s text:c="2"/></text:span></text:p>
          </draw:text-box>
        </draw:frame>
        <draw:frame draw:style-name="gr2" draw:text-style-name="P3" draw:layer="layout" svg:width="0.422cm" svg:height="0.475cm" svg:x="1.355cm" svg:y="2.18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8.121cm" svg:height="0.442cm" svg:x="1.473cm" svg:y="2.213cm">
          <draw:text-box>
            <text:p text:style-name="P1"><text:span text:style-name="T3"><text:s/></text:span><text:span text:style-name="T3">Student Numbers: <text:s text:c="11"/>Emails: <text:s text:c="34"/>FIRST NAMES <text:s text:c="6"/>FAMILY / LAST NAMES <text:s/></text:span></text:p>
          </draw:text-box>
        </draw:frame>
        <draw:frame draw:style-name="gr4" draw:text-style-name="P5" draw:layer="layout" svg:width="5.201cm" svg:height="0.475cm" svg:x="0.999cm" svg:y="3cm">
          <draw:text-box>
            <text:p text:style-name="P1"><text:span text:style-name="T2"><text:s text:c="6"/></text:span><text:span text:style-name="T2">3 <text:s text:c="3"/>2 <text:s text:c="2"/>8 <text:s text:c="3"/>3 <text:s text:c="2"/>3 <text:s text:c="2"/>4 <text:s text:c="3"/>9</text:span></text:p>
          </draw:text-box>
        </draw:frame>
        <draw:frame draw:style-name="gr5" draw:text-style-name="P6" draw:layer="layout" svg:width="0.35cm" svg:height="0.395cm" svg:x="0.999cm" svg:y="3.15cm">
          <draw:text-box>
            <text:p text:style-name="P1"><text:span text:style-name="T4"><text:s/></text:span></text:p>
          </draw:text-box>
        </draw:frame>
        <draw:frame draw:style-name="gr6" draw:text-style-name="P6" draw:layer="layout" svg:width="1.365cm" svg:height="0.395cm" svg:x="5cm" svg:y="3.15cm">
          <draw:text-box>
            <text:p text:style-name="P1"><text:span text:style-name="T4"><text:s text:c="14"/></text:span></text:p>
          </draw:text-box>
        </draw:frame>
        <draw:frame draw:style-name="gr5" draw:text-style-name="P6" draw:layer="layout" svg:width="0.35cm" svg:height="0.395cm" svg:x="0.999cm" svg:y="3.556cm">
          <draw:text-box>
            <text:p text:style-name="P1"><text:span text:style-name="T4"><text:s/></text:span></text:p>
          </draw:text-box>
        </draw:frame>
        <draw:frame draw:style-name="gr7" draw:text-style-name="P6" draw:layer="layout" svg:width="5.357cm" svg:height="0.395cm" svg:x="0.999cm" svg:y="3.963cm">
          <draw:text-box>
            <text:p text:style-name="P1"><text:span text:style-name="T4"><text:s text:c="55"/></text:span></text:p>
          </draw:text-box>
        </draw:frame>
        <draw:frame draw:style-name="gr7" draw:text-style-name="P6" draw:layer="layout" svg:width="5.357cm" svg:height="0.395cm" svg:x="0.999cm" svg:y="4.369cm">
          <draw:text-box>
            <text:p text:style-name="P1"><text:span text:style-name="T4"><text:s text:c="55"/></text:span></text:p>
          </draw:text-box>
        </draw:frame>
        <draw:frame draw:style-name="gr7" draw:text-style-name="P6" draw:layer="layout" svg:width="5.357cm" svg:height="0.395cm" svg:x="0.999cm" svg:y="4.771cm">
          <draw:text-box>
            <text:p text:style-name="P1"><text:span text:style-name="T4"><text:s text:c="55"/></text:span></text:p>
          </draw:text-box>
        </draw:frame>
        <draw:frame draw:style-name="gr8" draw:text-style-name="P6" draw:layer="layout" svg:width="5.26cm" svg:height="0.395cm" svg:x="0.999cm" svg:y="5.178cm">
          <draw:text-box>
            <text:p text:style-name="P1"><text:span text:style-name="T4"><text:s text:c="54"/></text:span></text:p>
          </draw:text-box>
        </draw:frame>
        <draw:frame draw:style-name="gr5" draw:text-style-name="P6" draw:layer="layout" svg:width="0.35cm" svg:height="0.395cm" svg:x="0.999cm" svg:y="5.584cm">
          <draw:text-box>
            <text:p text:style-name="P1"><text:span text:style-name="T4"><text:s/></text:span></text:p>
          </draw:text-box>
        </draw:frame>
        <draw:frame draw:style-name="gr7" draw:text-style-name="P6" draw:layer="layout" svg:width="5.357cm" svg:height="0.395cm" svg:x="0.999cm" svg:y="5.99cm">
          <draw:text-box>
            <text:p text:style-name="P1"><text:span text:style-name="T4"><text:s text:c="6"/></text:span><text:span text:style-name="T4"><text:s text:c="6"/></text:span><text:span text:style-name="T4"><text:s text:c="6"/></text:span><text:span text:style-name="T4"><text:s text:c="6"/></text:span><text:span text:style-name="T4"><text:s text:c="6"/></text:span><text:span text:style-name="T4"><text:s text:c="6"/></text:span><text:span text:style-name="T4"><text:s text:c="6"/></text:span><text:span text:style-name="T4"><text:s text:c="6"/></text:span><text:span text:style-name="T4"><text:s text:c="6"/></text:span><text:span text:style-name="T4"><text:s/></text:span></text:p>
          </draw:text-box>
        </draw:frame>
        <draw:frame draw:style-name="gr5" draw:text-style-name="P6" draw:layer="layout" svg:width="0.35cm" svg:height="0.395cm" svg:x="0.999cm" svg:y="6.397cm">
          <draw:text-box>
            <text:p text:style-name="P1"><text:span text:style-name="T4"><text:s/></text:span></text:p>
          </draw:text-box>
        </draw:frame>
        <draw:frame draw:style-name="gr8" draw:text-style-name="P6" draw:layer="layout" svg:width="5.26cm" svg:height="0.395cm" svg:x="0.999cm" svg:y="6.973cm">
          <draw:text-box>
            <text:p text:style-name="P1"><text:span text:style-name="T5"><text:s text:c="6"/></text:span><text:span text:style-name="T5"><text:s text:c="6"/></text:span><text:span text:style-name="T5"><text:s text:c="6"/></text:span><text:span text:style-name="T5"><text:s text:c="6"/></text:span><text:span text:style-name="T5"><text:s text:c="6"/></text:span><text:span text:style-name="T5"><text:s text:c="6"/></text:span><text:span text:style-name="T5"><text:s text:c="6"/></text:span><text:span text:style-name="T5"><text:s text:c="6"/></text:span><text:span text:style-name="T5"><text:s text:c="6"/></text:span></text:p>
          </draw:text-box>
        </draw:frame>
        <draw:frame draw:style-name="gr9" draw:text-style-name="P7" draw:layer="layout" svg:width="0.701cm" svg:height="0.556cm" svg:x="0.999cm" svg:y="7.494cm">
          <draw:text-box>
            <text:p text:style-name="P1"><text:span text:style-name="T6"><text:s/></text:span><text:span text:style-name="T6"><text:s/></text:span><text:span text:style-name="T6"><text:s/></text:span><text:span text:style-name="T6"><text:s/></text:span><text:span text:style-name="T6"><text:s/></text:span></text:p>
          </draw:text-box>
        </draw:frame>
        <draw:frame draw:style-name="gr10" draw:text-style-name="P4" draw:layer="layout" svg:width="11.343cm" svg:height="0.442cm" svg:x="1.689cm" svg:y="7.59cm">
          <draw:text-box>
            <text:p text:style-name="P1"><text:span text:style-name="T3">Co</text:span><text:span text:style-name="T3">urs</text:span><text:span text:style-name="T3">e </text:span><text:span text:style-name="T3">Co</text:span><text:span text:style-name="T3">de</text:span><text:span text:style-name="T7"> <text:s/></text:span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7"><text:s text:c="3"/></text:span><text:span text:style-name="T3">Co</text:span><text:span text:style-name="T3">urs</text:span><text:span text:style-name="T3">e </text:span><text:span text:style-name="T3">Titl</text:span><text:span text:style-name="T3">e</text:span><text:span text:style-name="T7"> </text:span></text:p>
          </draw:text-box>
        </draw:frame>
        <draw:frame draw:style-name="gr11" draw:text-style-name="P3" draw:layer="layout" svg:width="0.476cm" svg:height="0.475cm" svg:x="0.999cm" svg:y="8.038cm">
          <draw:text-box>
            <text:p text:style-name="P1"><text:span text:style-name="T8"><text:s text:c="2"/></text:span><text:span text:style-name="T8"><text:s text:c="2"/></text:span></text:p>
          </draw:text-box>
        </draw:frame>
        <draw:frame draw:style-name="gr2" draw:text-style-name="P3" draw:layer="layout" svg:width="0.422cm" svg:height="0.475cm" svg:x="11.585cm" svg:y="8.038cm">
          <draw:text-box>
            <text:p text:style-name="P1"><text:span text:style-name="T8"><text:s/></text:span></text:p>
          </draw:text-box>
        </draw:frame>
        <draw:frame draw:style-name="gr12" draw:text-style-name="P3" draw:layer="layout" svg:width="0.815cm" svg:height="0.497cm" svg:x="0.999cm" svg:y="8.867cm">
          <draw:text-box>
            <text:p text:style-name="P1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/text:p>
          </draw:text-box>
        </draw:frame>
        <draw:frame draw:style-name="gr13" draw:text-style-name="P6" draw:layer="layout" svg:width="1.797cm" svg:height="0.412cm" svg:x="1.634cm" svg:y="8.934cm">
          <draw:text-box>
            <text:p text:style-name="P1"><text:span text:style-name="T10">(Ex</text:span><text:span text:style-name="T10">am</text:span><text:span text:style-name="T10">ple</text:span><text:span text:style-name="T10">)</text:span></text:p>
          </draw:text-box>
        </draw:frame>
        <draw:frame draw:style-name="gr14" draw:text-style-name="P4" draw:layer="layout" svg:width="0.388cm" svg:height="0.458cm" svg:x="3.1cm" svg:y="8.899cm">
          <draw:text-box>
            <text:p text:style-name="P1"><text:span text:style-name="T11"><text:s/></text:span><text:span text:style-name="T11"><text:s/></text:span></text:p>
          </draw:text-box>
        </draw:frame>
        <draw:frame draw:style-name="gr15" draw:text-style-name="P4" draw:layer="layout" svg:width="0.388cm" svg:height="0.442cm" svg:x="3.299cm" svg:y="8.908cm">
          <draw:text-box>
            <text:p text:style-name="P1"><text:span text:style-name="T3"><text:s/></text:span></text:p>
          </draw:text-box>
        </draw:frame>
        <draw:frame draw:style-name="gr15" draw:text-style-name="P4" draw:layer="layout" svg:width="0.388cm" svg:height="0.442cm" svg:x="3.751cm" svg:y="8.908cm">
          <draw:text-box>
            <text:p text:style-name="P1"><text:span text:style-name="T3"><text:s/></text:span></text:p>
          </draw:text-box>
        </draw:frame>
        <draw:frame draw:style-name="gr15" draw:text-style-name="P4" draw:layer="layout" svg:width="0.388cm" svg:height="0.442cm" svg:x="4.251cm" svg:y="8.908cm">
          <draw:text-box>
            <text:p text:style-name="P1"><text:span text:style-name="T7"><text:s/></text:span></text:p>
          </draw:text-box>
        </draw:frame>
        <draw:frame draw:style-name="gr15" draw:text-style-name="P4" draw:layer="layout" svg:width="0.388cm" svg:height="0.442cm" svg:x="5.25cm" svg:y="8.908cm">
          <draw:text-box>
            <text:p text:style-name="P1"><text:span text:style-name="T7"><text:s/></text:span></text:p>
          </draw:text-box>
        </draw:frame>
        <draw:frame draw:style-name="gr15" draw:text-style-name="P4" draw:layer="layout" svg:width="0.388cm" svg:height="0.442cm" svg:x="6.08cm" svg:y="8.908cm">
          <draw:text-box>
            <text:p text:style-name="P1"><text:span text:style-name="T7"><text:s/></text:span></text:p>
          </draw:text-box>
        </draw:frame>
        <draw:frame draw:style-name="gr15" draw:text-style-name="P4" draw:layer="layout" svg:width="0.388cm" svg:height="0.442cm" svg:x="7.351cm" svg:y="8.908cm">
          <draw:text-box>
            <text:p text:style-name="P1"><text:span text:style-name="T7"><text:s/></text:span></text:p>
          </draw:text-box>
        </draw:frame>
        <draw:frame draw:style-name="gr13" draw:text-style-name="P6" draw:layer="layout" svg:width="1.797cm" svg:height="0.412cm" svg:x="7.461cm" svg:y="8.934cm">
          <draw:text-box>
            <text:p text:style-name="P1"><text:span text:style-name="T10">(Ex</text:span><text:span text:style-name="T10">am</text:span><text:span text:style-name="T10">ple</text:span><text:span text:style-name="T10">)</text:span></text:p>
          </draw:text-box>
        </draw:frame>
        <draw:frame draw:style-name="gr16" draw:text-style-name="P3" draw:layer="layout" svg:width="0.422cm" svg:height="0.497cm" svg:x="8.926cm" svg:y="8.867cm">
          <draw:text-box>
            <text:p text:style-name="P1"><text:span text:style-name="T9"><text:s/></text:span></text:p>
          </draw:text-box>
        </draw:frame>
        <draw:frame draw:style-name="gr17" draw:text-style-name="P4" draw:layer="layout" svg:width="5.395cm" svg:height="0.442cm" svg:x="9.031cm" svg:y="8.908cm">
          <draw:text-box>
            <text:p text:style-name="P1"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7"><text:s/></text:span></text:p>
          </draw:text-box>
        </draw:frame>
        <draw:frame draw:style-name="gr18" draw:text-style-name="P7" draw:layer="layout" svg:width="0.494cm" svg:height="0.556cm" svg:x="14.32cm" svg:y="8.812cm">
          <draw:text-box>
            <text:p text:style-name="P1"><text:span text:style-name="T6"><text:s/></text:span></text:p>
          </draw:text-box>
        </draw:frame>
        <draw:frame draw:style-name="gr18" draw:text-style-name="P7" draw:layer="layout" svg:width="0.494cm" svg:height="0.556cm" svg:x="0.999cm" svg:y="9.426cm">
          <draw:text-box>
            <text:p text:style-name="P1"><text:span text:style-name="T6"><text:s/></text:span></text:p>
          </draw:text-box>
        </draw:frame>
        <draw:frame draw:style-name="gr19" draw:text-style-name="P7" draw:layer="layout" svg:width="0.561cm" svg:height="0.556cm" svg:x="0.999cm" svg:y="10.289cm">
          <draw:text-box>
            <text:p text:style-name="P1"><text:span text:style-name="T6"><text:s text:c="4"/></text:span></text:p>
          </draw:text-box>
        </draw:frame>
        <draw:frame draw:style-name="gr20" draw:text-style-name="P6" draw:layer="layout" svg:width="2.987cm" svg:height="0.395cm" svg:x="1.554cm" svg:y="10.42cm">
          <draw:text-box>
            <text:p text:style-name="P1"><text:span text:style-name="T4">C</text:span><text:span text:style-name="T4">a</text:span><text:span text:style-name="T4">m</text:span><text:span text:style-name="T4">p</text:span><text:span text:style-name="T4">u</text:span><text:span text:style-name="T4">s</text:span><text:span text:style-name="T4"> </text:span><text:span text:style-name="T4">o</text:span><text:span text:style-name="T4">f </text:span><text:span text:style-name="T4">S</text:span><text:span text:style-name="T4">t</text:span><text:span text:style-name="T4">u</text:span><text:span text:style-name="T4">d</text:span><text:span text:style-name="T4">y</text:span><text:span text:style-name="T4">: </text:span><text:span text:style-name="T4"><text:s/></text:span></text:p>
          </draw:text-box>
        </draw:frame>
        <draw:frame draw:style-name="gr21" draw:text-style-name="P6" draw:layer="layout" svg:width="14.205cm" svg:height="0.395cm" svg:x="5.25cm" svg:y="10.42cm">
          <draw:text-box>
            <text:p text:style-name="P1"><text:span text:style-name="T4"><text:s text:c="50"/></text:span><text:span text:style-name="T4"><text:s text:c="28"/></text:span><text:span text:style-name="T4">(eg Callaghan, </text:span><text:span text:style-name="T4">Ourimbah, Port Macquarie)</text:span></text:p>
          </draw:text-box>
        </draw:frame>
        <draw:frame draw:style-name="gr18" draw:text-style-name="P7" draw:layer="layout" svg:width="0.494cm" svg:height="0.556cm" svg:x="19.545cm" svg:y="10.289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5cm" svg:height="0.395cm" svg:x="0.999cm" svg:y="11.038cm">
          <draw:text-box>
            <text:p text:style-name="P1"><text:span text:style-name="T4"><text:s/></text:span></text:p>
          </draw:text-box>
        </draw:frame>
        <draw:frame draw:style-name="gr22" draw:text-style-name="P6" draw:layer="layout" svg:width="14.599cm" svg:height="0.395cm" svg:x="0.999cm" svg:y="11.444cm">
          <draw:text-box>
            <text:p text:style-name="P1"><text:span text:style-name="T4"><text:s text:c="5"/></text:span><text:span text:style-name="T4">Assessment Item Title: <text:s text:c="3"/>COMP3260A1 <text:s text:c="50"/></text:span><text:span text:style-name="T4"><text:s text:c="4"/>Due Date/Time: </text:span></text:p>
          </draw:text-box>
        </draw:frame>
        <draw:frame draw:style-name="gr5" draw:text-style-name="P6" draw:layer="layout" svg:width="0.35cm" svg:height="0.395cm" svg:x="0.999cm" svg:y="11.85cm">
          <draw:text-box>
            <text:p text:style-name="P1"><text:span text:style-name="T4"><text:s/></text:span></text:p>
          </draw:text-box>
        </draw:frame>
        <draw:frame draw:style-name="gr23" draw:text-style-name="P6" draw:layer="layout" svg:width="14.556cm" svg:height="0.395cm" svg:x="0.999cm" svg:y="12.253cm">
          <draw:text-box>
            <text:p text:style-name="P1"><text:span text:style-name="T4"><text:s text:c="4"/></text:span><text:span text:style-name="T4">Tu</text:span><text:span text:style-name="T4">tor</text:span><text:span text:style-name="T4">ial </text:span><text:span text:style-name="T4">Gr</text:span><text:span text:style-name="T4">ou</text:span><text:span text:style-name="T4">p </text:span><text:span text:style-name="T4">(If </text:span><text:span text:style-name="T4">ap</text:span><text:span text:style-name="T4">pli</text:span><text:span text:style-name="T4">ca</text:span><text:span text:style-name="T4">bl</text:span><text:span text:style-name="T4">e): 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4"/></text:span><text:span text:style-name="T4">W</text:span><text:span text:style-name="T4">or</text:span><text:span text:style-name="T4">d </text:span><text:span text:style-name="T4">Co</text:span><text:span text:style-name="T4">un</text:span><text:span text:style-name="T4">t </text:span><text:span text:style-name="T4">(If </text:span><text:span text:style-name="T4">ap</text:span><text:span text:style-name="T4">pli</text:span><text:span text:style-name="T4">ca</text:span><text:span text:style-name="T4">bl</text:span><text:span text:style-name="T4">e): </text:span></text:p>
          </draw:text-box>
        </draw:frame>
        <draw:frame draw:style-name="gr5" draw:text-style-name="P6" draw:layer="layout" svg:width="0.35cm" svg:height="0.395cm" svg:x="0.999cm" svg:y="12.659cm">
          <draw:text-box>
            <text:p text:style-name="P1"><text:span text:style-name="T4"><text:s/></text:span></text:p>
          </draw:text-box>
        </draw:frame>
        <draw:frame draw:style-name="gr24" draw:text-style-name="P6" draw:layer="layout" svg:width="4.023cm" svg:height="0.395cm" svg:x="0.999cm" svg:y="13.065cm">
          <draw:text-box>
            <text:p text:style-name="P1"><text:span text:style-name="T4"><text:s text:c="4"/></text:span><text:span text:style-name="T4">Lect</text:span><text:span text:style-name="T4">urer</text:span><text:span text:style-name="T4">/Tut</text:span><text:span text:style-name="T4">or </text:span><text:span text:style-name="T4">Na</text:span><text:span text:style-name="T4">me: </text:span><text:span text:style-name="T4"><text:s text:c="2"/></text:span></text:p>
          </draw:text-box>
        </draw:frame>
        <draw:frame draw:style-name="gr25" draw:text-style-name="P6" draw:layer="layout" svg:width="15.377cm" svg:height="0.395cm" svg:x="0.999cm" svg:y="13.755cm">
          <draw:text-box>
            <text:p text:style-name="P1"><text:span text:style-name="T4"><text:s text:c="4"/></text:span><text:span text:style-name="T4">Extension Granted: <text:s text:c="17"/></text:span><text:span text:style-name="T4"><text:s text:c="7"/>Yes <text:s text:c="13"/>No <text:s text:c="17"/></text:span><text:span text:style-name="T4">Granted Until: <text:s text:c="29"/></text:span><text:span text:style-name="T4"><text:s text:c="3"/></text:span></text:p>
          </draw:text-box>
        </draw:frame>
        <draw:frame draw:style-name="gr26" draw:text-style-name="P8" draw:layer="layout" svg:width="2.978cm" svg:height="0.323cm" svg:x="16.463cm" svg:y="13.817cm">
          <draw:text-box>
            <text:p text:style-name="P1"><text:span text:style-name="T12"><text:s text:c="8"/></text:span><text:span text:style-name="T12"><text:s text:c="8"/></text:span><text:span text:style-name="T12"><text:s text:c="8"/></text:span><text:span text:style-name="T12"><text:s text:c="8"/></text:span><text:span text:style-name="T12"><text:s text:c="5"/></text:span></text:p>
          </draw:text-box>
        </draw:frame>
        <draw:frame draw:style-name="gr5" draw:text-style-name="P6" draw:layer="layout" svg:width="0.35cm" svg:height="0.395cm" svg:x="19.368cm" svg:y="13.755cm">
          <draw:text-box>
            <text:p text:style-name="P1"><text:span text:style-name="T4"><text:s/></text:span></text:p>
          </draw:text-box>
        </draw:frame>
        <draw:frame draw:style-name="gr27" draw:text-style-name="P8" draw:layer="layout" svg:width="6.716cm" svg:height="0.323cm" svg:x="0.999cm" svg:y="14.435cm">
          <draw:text-box>
            <text:p text:style-name="P1"><text:span text:style-name="T12"><text:s text:c="6"/></text:span><text:span text:style-name="T12">Plea</text:span><text:span text:style-name="T12">se </text:span><text:span text:style-name="T12">atta</text:span><text:span text:style-name="T12">ch a </text:span><text:span text:style-name="T12">cop</text:span><text:span text:style-name="T12">y of </text:span><text:span text:style-name="T12">your </text:span><text:span text:style-name="T12">exte</text:span><text:span text:style-name="T12">nsio</text:span><text:span text:style-name="T12">n </text:span><text:span text:style-name="T12">appr</text:span><text:span text:style-name="T12">oval </text:span></text:p>
          </draw:text-box>
        </draw:frame>
        <draw:frame draw:style-name="gr28" draw:text-style-name="P8" draw:layer="layout" svg:width="18.73cm" svg:height="0.323cm" svg:x="0.999cm" svg:y="14.897cm">
          <draw:text-box>
            <text:p text:style-name="P1"><text:span text:style-name="T12"><text:s text:c="2"/></text:span><text:span text:style-name="T12"><text:s text:c="2"/></text:span><text:span text:style-name="T13">N</text:span><text:span text:style-name="T13">B</text:span><text:span text:style-name="T13">: </text:span><text:span text:style-name="T13"><text:s text:c="2"/></text:span><text:span text:style-name="T13">S</text:span><text:span text:style-name="T13">T</text:span><text:span text:style-name="T13">U</text:span><text:span text:style-name="T13">D</text:span><text:span text:style-name="T13">E</text:span><text:span text:style-name="T13">N</text:span><text:span text:style-name="T13">T</text:span><text:span text:style-name="T13">S</text:span><text:span text:style-name="T13"> </text:span><text:span text:style-name="T13">M</text:span><text:span text:style-name="T13">A</text:span><text:span text:style-name="T13">Y</text:span><text:span text:style-name="T13"> </text:span><text:span text:style-name="T13">E</text:span><text:span text:style-name="T13">X</text:span><text:span text:style-name="T13">P</text:span><text:span text:style-name="T13">E</text:span><text:span text:style-name="T13">C</text:span><text:span text:style-name="T13">T</text:span><text:span text:style-name="T13"> </text:span><text:span text:style-name="T13">T</text:span><text:span text:style-name="T13">H</text:span><text:span text:style-name="T13">A</text:span><text:span text:style-name="T13">T</text:span><text:span text:style-name="T13"> </text:span><text:span text:style-name="T13">T</text:span><text:span text:style-name="T13">H</text:span><text:span text:style-name="T13">I</text:span><text:span text:style-name="T13">S</text:span><text:span text:style-name="T13"> </text:span><text:span text:style-name="T13">A</text:span><text:span text:style-name="T13">S</text:span><text:span text:style-name="T13">S</text:span><text:span text:style-name="T13">I</text:span><text:span text:style-name="T13">G</text:span><text:span text:style-name="T13">N</text:span><text:span text:style-name="T13">M</text:span><text:span text:style-name="T13">E</text:span><text:span text:style-name="T13">N</text:span><text:span text:style-name="T13">T</text:span><text:span text:style-name="T13"> </text:span><text:span text:style-name="T13">W</text:span><text:span text:style-name="T13">I</text:span><text:span text:style-name="T13">L</text:span><text:span text:style-name="T13">L</text:span><text:span text:style-name="T13"> </text:span><text:span text:style-name="T13">B</text:span><text:span text:style-name="T13">E</text:span><text:span text:style-name="T13"> </text:span><text:span text:style-name="T13">R</text:span><text:span text:style-name="T13">E</text:span><text:span text:style-name="T13">T</text:span><text:span text:style-name="T13">U</text:span><text:span text:style-name="T13">R</text:span><text:span text:style-name="T13">N</text:span><text:span text:style-name="T13">E</text:span><text:span text:style-name="T13">D</text:span><text:span text:style-name="T13"> </text:span><text:span text:style-name="T13">W</text:span><text:span text:style-name="T13">I</text:span><text:span text:style-name="T13">T</text:span><text:span text:style-name="T13">H</text:span><text:span text:style-name="T13">I</text:span><text:span text:style-name="T13">N</text:span><text:span text:style-name="T13"> </text:span><text:span text:style-name="T13">3</text:span><text:span text:style-name="T13"> </text:span><text:span text:style-name="T13">W</text:span><text:span text:style-name="T13">E</text:span><text:span text:style-name="T13">E</text:span><text:span text:style-name="T13">K</text:span><text:span text:style-name="T13">S</text:span><text:span text:style-name="T13"> </text:span><text:span text:style-name="T13">O</text:span><text:span text:style-name="T13">F</text:span><text:span text:style-name="T13"> </text:span><text:span text:style-name="T13">T</text:span><text:span text:style-name="T13">H</text:span><text:span text:style-name="T13">E</text:span><text:span text:style-name="T13"> </text:span><text:span text:style-name="T13">D</text:span><text:span text:style-name="T13">U</text:span><text:span text:style-name="T13">E</text:span><text:span text:style-name="T13"> </text:span><text:span text:style-name="T13">D</text:span><text:span text:style-name="T13">A</text:span><text:span text:style-name="T13">T</text:span><text:span text:style-name="T13">E</text:span><text:span text:style-name="T13"> </text:span><text:span text:style-name="T13">O</text:span><text:span text:style-name="T13">F</text:span><text:span text:style-name="T13"> </text:span><text:span text:style-name="T13">S</text:span><text:span text:style-name="T13">U</text:span><text:span text:style-name="T13">B</text:span><text:span text:style-name="T13">M</text:span><text:span text:style-name="T13">I</text:span><text:span text:style-name="T13">S</text:span><text:span text:style-name="T13">S</text:span><text:span text:style-name="T13">I</text:span><text:span text:style-name="T13">O</text:span><text:span text:style-name="T13">N</text:span><text:span text:style-name="T12"> </text:span></text:p>
          </draw:text-box>
        </draw:frame>
        <draw:frame draw:style-name="gr5" draw:text-style-name="P6" draw:layer="layout" svg:width="0.35cm" svg:height="0.395cm" svg:x="0.999cm" svg:y="15.234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5cm" svg:height="0.395cm" svg:x="0.999cm" svg:y="15.636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5cm" svg:height="0.395cm" svg:x="0.999cm" svg:y="16.042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5cm" svg:height="0.395cm" svg:x="0.999cm" svg:y="16.448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5cm" svg:height="0.395cm" svg:x="0.999cm" svg:y="16.855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5cm" svg:height="0.395cm" svg:x="0.999cm" svg:y="17.26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5cm" svg:height="0.395cm" svg:x="0.999cm" svg:y="17.668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5cm" svg:height="0.395cm" svg:x="0.999cm" svg:y="18.07cm">
          <draw:text-box>
            <text:p text:style-name="P1"><text:span text:style-name="T4"><text:s/></text:span></text:p>
          </draw:text-box>
        </draw:frame>
        <draw:frame draw:style-name="gr29" draw:text-style-name="P8" draw:layer="layout" svg:width="16.487cm" svg:height="0.323cm" svg:x="3.222cm" svg:y="18.681cm">
          <draw:text-box>
            <text:p text:style-name="P1"><text:span text:style-name="T12">We </text:span><text:span text:style-name="T12">decl</text:span><text:span text:style-name="T12">are </text:span><text:span text:style-name="T12">that </text:span><text:span text:style-name="T12">this </text:span><text:span text:style-name="T12">ass</text:span><text:span text:style-name="T12">ess</text:span><text:span text:style-name="T12">men</text:span><text:span text:style-name="T12">t </text:span><text:span text:style-name="T12">item </text:span><text:span text:style-name="T12">is </text:span><text:span text:style-name="T12">our </text:span><text:span text:style-name="T12">own </text:span><text:span text:style-name="T12">wor</text:span><text:span text:style-name="T12">k </text:span><text:span text:style-name="T12">unle</text:span><text:span text:style-name="T12">ss </text:span><text:span text:style-name="T12">othe</text:span><text:span text:style-name="T12">rwis</text:span><text:span text:style-name="T12">e </text:span><text:span text:style-name="T12">ack</text:span><text:span text:style-name="T12">nowl</text:span><text:span text:style-name="T12">edg</text:span><text:span text:style-name="T12">ed </text:span><text:span text:style-name="T12">and </text:span><text:span text:style-name="T12">is in </text:span><text:span text:style-name="T12">acc</text:span><text:span text:style-name="T12">orda</text:span><text:span text:style-name="T12">nce </text:span><text:span text:style-name="T12">with </text:span><text:span text:style-name="T12">the </text:span><text:span text:style-name="T12">Univ</text:span><text:span text:style-name="T12">ersit</text:span><text:span text:style-name="T12">y’s </text:span></text:p>
          </draw:text-box>
        </draw:frame>
        <draw:frame draw:style-name="gr30" draw:text-style-name="P8" draw:layer="layout" svg:width="4.477cm" svg:height="0.323cm" svg:x="3.222cm" svg:y="19.024cm">
          <draw:text-box>
            <text:p text:style-name="P1"><text:span text:style-name="T14">S</text:span><text:span text:style-name="T14">t</text:span><text:span text:style-name="T14">u</text:span><text:span text:style-name="T14">d</text:span><text:span text:style-name="T14">e</text:span><text:span text:style-name="T14">n</text:span><text:span text:style-name="T14">t </text:span><text:span text:style-name="T14">A</text:span><text:span text:style-name="T14">c</text:span><text:span text:style-name="T14">a</text:span><text:span text:style-name="T14">d</text:span><text:span text:style-name="T14">e</text:span><text:span text:style-name="T14">m</text:span><text:span text:style-name="T14">i</text:span><text:span text:style-name="T14">c</text:span><text:span text:style-name="T14"> </text:span><text:span text:style-name="T14">I</text:span><text:span text:style-name="T14">n</text:span><text:span text:style-name="T14">t</text:span><text:span text:style-name="T14">e</text:span><text:span text:style-name="T14">g</text:span><text:span text:style-name="T14">r</text:span><text:span text:style-name="T14">i</text:span><text:span text:style-name="T14">t</text:span><text:span text:style-name="T14">y</text:span><text:span text:style-name="T14"> </text:span><text:span text:style-name="T14">P</text:span><text:span text:style-name="T14">o</text:span><text:span text:style-name="T14">li</text:span><text:span text:style-name="T14">c</text:span><text:span text:style-name="T14">y</text:span><text:span text:style-name="T12"> </text:span><text:span text:style-name="T12">(</text:span></text:p>
          </draw:text-box>
        </draw:frame>
        <draw:polygon draw:style-name="gr31" draw:text-style-name="P9" draw:layer="layout" svg:width="4.209cm" svg:height="0.021cm" svg:x="3.222cm" svg:y="19.31cm" svg:viewBox="0 0 4210 22" draw:points="0,22 4210,22 4210,0 0,0">
          <text:p/>
        </draw:polygon>
        <draw:polygon draw:style-name="gr31" draw:text-style-name="P9" draw:layer="layout" svg:width="9.493cm" svg:height="0.017cm" svg:x="7.6cm" svg:y="19.306cm" svg:viewBox="0 0 9494 18" draw:points="0,18 9494,18 9494,0 0,0">
          <text:p/>
        </draw:polygon>
        <draw:frame draw:style-name="gr32" draw:text-style-name="P8" draw:layer="layout" svg:width="10.92cm" svg:height="0.336cm" svg:x="7.601cm" svg:y="19.018cm">
          <draw:text-box>
            <text:p text:style-name="P1"><text:span text:style-name="T15">http</text:span><text:span text:style-name="T15">://</text:span><text:span text:style-name="T15">ww</text:span><text:span text:style-name="T15">w.n</text:span><text:span text:style-name="T15">ewc</text:span><text:span text:style-name="T15">astl</text:span><text:span text:style-name="T15">e.e</text:span><text:span text:style-name="T15">du.</text:span><text:span text:style-name="T15">au/</text:span><text:span text:style-name="T15">abo</text:span><text:span text:style-name="T15">ut-</text:span><text:span text:style-name="T15">uon</text:span><text:span text:style-name="T15">/</text:span><text:span text:style-name="T15">gov</text:span><text:span text:style-name="T15">ern</text:span><text:span text:style-name="T15">anc</text:span><text:span text:style-name="T15">e-</text:span><text:span text:style-name="T15">and</text:span><text:span text:style-name="T15">-</text:span><text:span text:style-name="T15">lea</text:span><text:span text:style-name="T15">der</text:span><text:span text:style-name="T15">ship</text:span><text:span text:style-name="T15">/</text:span><text:span text:style-name="T15">poli</text:span><text:span text:style-name="T15">cy-</text:span></text:p>
          </draw:text-box>
        </draw:frame>
        <draw:polygon draw:style-name="gr31" draw:text-style-name="P9" draw:layer="layout" svg:width="5.694cm" svg:height="0.017cm" svg:x="3.222cm" svg:y="19.653cm" svg:viewBox="0 0 5695 18" draw:points="0,18 5695,18 5695,0 0,0">
          <text:p/>
        </draw:polygon>
        <draw:polygon draw:style-name="gr33" draw:text-style-name="P10" draw:layer="layout" svg:width="0.11cm" svg:height="0.017cm" svg:x="8.917cm" svg:y="19.653cm" svg:viewBox="0 0 111 18" draw:points="0,18 111,18 111,0 0,0">
          <text:p/>
        </draw:polygon>
        <draw:frame draw:style-name="gr34" draw:text-style-name="P8" draw:layer="layout" svg:width="6.923cm" svg:height="0.336cm" svg:x="3.222cm" svg:y="19.365cm">
          <draw:text-box>
            <text:p text:style-name="P1"><text:span text:style-name="T15">l</text:span><text:span text:style-name="T15">i</text:span><text:span text:style-name="T15">b</text:span><text:span text:style-name="T15">r</text:span><text:span text:style-name="T15">a</text:span><text:span text:style-name="T15">r</text:span><text:span text:style-name="T15">y</text:span><text:span text:style-name="T15">/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text:span text:style-name="T15">?</text:span><text:span text:style-name="T15">R</text:span><text:span text:style-name="T15">e</text:span><text:span text:style-name="T15">c</text:span><text:span text:style-name="T15">o</text:span><text:span text:style-name="T15">r</text:span><text:span text:style-name="T15">d</text:span><text:span text:style-name="T15">N</text:span><text:span text:style-name="T15">u</text:span><text:span text:style-name="T15">m</text:span><text:span text:style-name="T15">b</text:span><text:span text:style-name="T15">e</text:span><text:span text:style-name="T15">r</text:span><text:span text:style-name="T15">=</text:span><text:span text:style-name="T15">D</text:span><text:span text:style-name="T15">0</text:span><text:span text:style-name="T15">9</text:span><text:span text:style-name="T15">/</text:span><text:span text:style-name="T15">1</text:span><text:span text:style-name="T15">8</text:span><text:span text:style-name="T15">9</text:span><text:span text:style-name="T15">9</text:span><text:span text:style-name="T15">P</text:span><text:span text:style-name="T16">)</text:span><text:span text:style-name="T17"> </text:span><text:span text:style-name="T17"><text:s/></text:span></text:p>
          </draw:text-box>
        </draw:frame>
        <draw:frame draw:style-name="gr35" draw:text-style-name="P8" draw:layer="layout" svg:width="16.546cm" svg:height="0.323cm" svg:x="3.222cm" svg:y="19.689cm">
          <draw:text-box>
            <text:p text:style-name="P1"><text:span text:style-name="T12">We </text:span><text:span text:style-name="T12">certi</text:span><text:span text:style-name="T12">fy </text:span><text:span text:style-name="T12">that </text:span><text:span text:style-name="T12">this </text:span><text:span text:style-name="T12">ass</text:span><text:span text:style-name="T12">ess</text:span><text:span text:style-name="T12">men</text:span><text:span text:style-name="T12">t </text:span><text:span text:style-name="T12">item </text:span><text:span text:style-name="T12">has </text:span><text:span text:style-name="T12">not </text:span><text:span text:style-name="T12">bee</text:span><text:span text:style-name="T12">n </text:span><text:span text:style-name="T12">sub</text:span><text:span text:style-name="T12">mitte</text:span><text:span text:style-name="T12">d </text:span><text:span text:style-name="T12">prev</text:span><text:span text:style-name="T12">iousl</text:span><text:span text:style-name="T12">y for </text:span><text:span text:style-name="T12">aca</text:span><text:span text:style-name="T12">demi</text:span><text:span text:style-name="T12">c </text:span><text:span text:style-name="T12">cred</text:span><text:span text:style-name="T12">it in </text:span><text:span text:style-name="T12">this </text:span><text:span text:style-name="T12">or </text:span><text:span text:style-name="T12">any </text:span><text:span text:style-name="T12">othe</text:span><text:span text:style-name="T12">r </text:span><text:span text:style-name="T12">cour</text:span><text:span text:style-name="T12">se. </text:span><text:span text:style-name="T12">We </text:span><text:span text:style-name="T12">certi</text:span><text:span text:style-name="T12">fy </text:span></text:p>
          </draw:text-box>
        </draw:frame>
        <draw:frame draw:style-name="gr36" draw:text-style-name="P8" draw:layer="layout" svg:width="16.618cm" svg:height="0.323cm" svg:x="3.222cm" svg:y="20.015cm">
          <draw:text-box>
            <text:p text:style-name="P1"><text:span text:style-name="T12">t</text:span><text:span text:style-name="T12">h</text:span><text:span text:style-name="T12">a</text:span><text:span text:style-name="T12">t </text:span><text:span text:style-name="T12">w</text:span><text:span text:style-name="T12">e</text:span><text:span text:style-name="T12"> </text:span><text:span text:style-name="T12">h</text:span><text:span text:style-name="T12">a</text:span><text:span text:style-name="T12">v</text:span><text:span text:style-name="T12">e</text:span><text:span text:style-name="T12"> </text:span><text:span text:style-name="T12">n</text:span><text:span text:style-name="T12">o</text:span><text:span text:style-name="T12">t </text:span><text:span text:style-name="T12">g</text:span><text:span text:style-name="T12">i</text:span><text:span text:style-name="T12">v</text:span><text:span text:style-name="T12">e</text:span><text:span text:style-name="T12">n</text:span><text:span text:style-name="T12"> </text:span><text:span text:style-name="T12">a</text:span><text:span text:style-name="T12"> </text:span><text:span text:style-name="T12">c</text:span><text:span text:style-name="T12">o</text:span><text:span text:style-name="T12">p</text:span><text:span text:style-name="T12">y</text:span><text:span text:style-name="T12"> </text:span><text:span text:style-name="T12">o</text:span><text:span text:style-name="T12">r </text:span><text:span text:style-name="T12">h</text:span><text:span text:style-name="T12">a</text:span><text:span text:style-name="T12">v</text:span><text:span text:style-name="T12">e</text:span><text:span text:style-name="T12"> </text:span><text:span text:style-name="T12">s</text:span><text:span text:style-name="T12">h</text:span><text:span text:style-name="T12">o</text:span><text:span text:style-name="T12">w</text:span><text:span text:style-name="T12">n</text:span><text:span text:style-name="T12"> </text:span><text:span text:style-name="T12">a</text:span><text:span text:style-name="T12"> </text:span><text:span text:style-name="T12">c</text:span><text:span text:style-name="T12">o</text:span><text:span text:style-name="T12">p</text:span><text:span text:style-name="T12">y</text:span><text:span text:style-name="T12"> </text:span><text:span text:style-name="T12">o</text:span><text:span text:style-name="T12">f </text:span><text:span text:style-name="T12">t</text:span><text:span text:style-name="T12">h</text:span><text:span text:style-name="T12">i</text:span><text:span text:style-name="T12">s</text:span><text:span text:style-name="T12"> </text:span><text:span text:style-name="T12">a</text:span><text:span text:style-name="T12">s</text:span><text:span text:style-name="T12">s</text:span><text:span text:style-name="T12">e</text:span><text:span text:style-name="T12">s</text:span><text:span text:style-name="T12">s</text:span><text:span text:style-name="T12">m</text:span><text:span text:style-name="T12">e</text:span><text:span text:style-name="T12">n</text:span><text:span text:style-name="T12">t </text:span><text:span text:style-name="T12">i</text:span><text:span text:style-name="T12">t</text:span><text:span text:style-name="T12">e</text:span><text:span text:style-name="T12">m</text:span><text:span text:style-name="T12"> </text:span><text:span text:style-name="T12">t</text:span><text:span text:style-name="T12">o</text:span><text:span text:style-name="T12"> </text:span><text:span text:style-name="T12">a</text:span><text:span text:style-name="T12">n</text:span><text:span text:style-name="T12">o</text:span><text:span text:style-name="T12">t</text:span><text:span text:style-name="T12">h</text:span><text:span text:style-name="T12">e</text:span><text:span text:style-name="T12">r </text:span><text:span text:style-name="T12">s</text:span><text:span text:style-name="T12">t</text:span><text:span text:style-name="T12">u</text:span><text:span text:style-name="T12">d</text:span><text:span text:style-name="T12">e</text:span><text:span text:style-name="T12">n</text:span><text:span text:style-name="T12">t </text:span><text:span text:style-name="T12">e</text:span><text:span text:style-name="T12">n</text:span><text:span text:style-name="T12">r</text:span><text:span text:style-name="T12">o</text:span><text:span text:style-name="T12">ll</text:span><text:span text:style-name="T12">e</text:span><text:span text:style-name="T12">d</text:span><text:span text:style-name="T12"> </text:span><text:span text:style-name="T12">i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c</text:span><text:span text:style-name="T12">o</text:span><text:span text:style-name="T12">u</text:span><text:span text:style-name="T12">r</text:span><text:span text:style-name="T12">s</text:span><text:span text:style-name="T12">e</text:span><text:span text:style-name="T12">, </text:span><text:span text:style-name="T12">o</text:span><text:span text:style-name="T12">t</text:span><text:span text:style-name="T12">h</text:span><text:span text:style-name="T12">e</text:span><text:span text:style-name="T12">r </text:span><text:span text:style-name="T12">t</text:span><text:span text:style-name="T12">h</text:span><text:span text:style-name="T12">a</text:span><text:span text:style-name="T12">n</text:span><text:span text:style-name="T12"> </text:span></text:p>
          </draw:text-box>
        </draw:frame>
        <draw:frame draw:style-name="gr37" draw:text-style-name="P8" draw:layer="layout" svg:width="3.042cm" svg:height="0.323cm" svg:x="3.222cm" svg:y="20.338cm">
          <draw:text-box>
            <text:p text:style-name="P1"><text:span text:style-name="T12">members of this group. </text:span></text:p>
          </draw:text-box>
        </draw:frame>
        <draw:frame draw:style-name="gr38" draw:text-style-name="P8" draw:layer="layout" svg:width="13.557cm" svg:height="0.323cm" svg:x="3.222cm" svg:y="20.803cm">
          <draw:text-box>
            <text:p text:style-name="P1"><text:span text:style-name="T12">We acknowledge that the assessor of this assignment may, for the purpose of assessing this assignment: </text:span></text:p>
          </draw:text-box>
        </draw:frame>
        <draw:frame draw:style-name="gr39" draw:text-style-name="P8" draw:layer="layout" svg:width="0.283cm" svg:height="0.283cm" svg:x="3.222cm" svg:y="21.211cm">
          <draw:text-box>
            <text:p text:style-name="P1"><text:span text:style-name="T18"></text:span></text:p>
          </draw:text-box>
        </draw:frame>
        <draw:frame draw:style-name="gr40" draw:text-style-name="P8" draw:layer="layout" svg:width="0.283cm" svg:height="0.323cm" svg:x="3.354cm" svg:y="21.151cm">
          <draw:text-box>
            <text:p text:style-name="P1"><text:span text:style-name="T12"><text:s/></text:span></text:p>
          </draw:text-box>
        </draw:frame>
        <draw:frame draw:style-name="gr41" draw:text-style-name="P8" draw:layer="layout" svg:width="12.122cm" svg:height="0.323cm" svg:x="3.54cm" svg:y="21.151cm">
          <draw:text-box>
            <text:p text:style-name="P1"><text:span text:style-name="T12">Reproduce this assessment item and provide a copy to another member of the Faculty; and/or </text:span></text:p>
          </draw:text-box>
        </draw:frame>
        <draw:frame draw:style-name="gr39" draw:text-style-name="P8" draw:layer="layout" svg:width="0.283cm" svg:height="0.283cm" svg:x="3.222cm" svg:y="21.554cm">
          <draw:text-box>
            <text:p text:style-name="P1"><text:span text:style-name="T18"></text:span></text:p>
          </draw:text-box>
        </draw:frame>
        <draw:frame draw:style-name="gr40" draw:text-style-name="P8" draw:layer="layout" svg:width="0.283cm" svg:height="0.323cm" svg:x="3.354cm" svg:y="21.493cm">
          <draw:text-box>
            <text:p text:style-name="P1"><text:span text:style-name="T12"><text:s/></text:span></text:p>
          </draw:text-box>
        </draw:frame>
        <draw:frame draw:style-name="gr42" draw:text-style-name="P8" draw:layer="layout" svg:width="16.19cm" svg:height="0.323cm" svg:x="3.54cm" svg:y="21.493cm">
          <draw:text-box>
            <text:p text:style-name="P1"><text:span text:style-name="T12">Communicate a copy of this assessment item to a plagiarism checking service (which may then retain a copy of the item on its </text:span></text:p>
          </draw:text-box>
        </draw:frame>
        <draw:frame draw:style-name="gr43" draw:text-style-name="P8" draw:layer="layout" svg:width="7.237cm" svg:height="0.323cm" svg:x="3.222cm" svg:y="21.815cm">
          <draw:text-box>
            <text:p text:style-name="P1"><text:span text:style-name="T12">database for the purpose of future plagiarism checking). </text:span></text:p>
          </draw:text-box>
        </draw:frame>
        <draw:frame draw:style-name="gr39" draw:text-style-name="P8" draw:layer="layout" svg:width="0.283cm" svg:height="0.283cm" svg:x="3.222cm" svg:y="22.222cm">
          <draw:text-box>
            <text:p text:style-name="P1"><text:span text:style-name="T18"></text:span></text:p>
          </draw:text-box>
        </draw:frame>
        <draw:frame draw:style-name="gr40" draw:text-style-name="P8" draw:layer="layout" svg:width="0.283cm" svg:height="0.323cm" svg:x="3.354cm" svg:y="22.162cm">
          <draw:text-box>
            <text:p text:style-name="P1"><text:span text:style-name="T12"><text:s/></text:span></text:p>
          </draw:text-box>
        </draw:frame>
        <draw:frame draw:style-name="gr44" draw:text-style-name="P8" draw:layer="layout" svg:width="8.596cm" svg:height="0.323cm" svg:x="3.54cm" svg:y="22.162cm">
          <draw:text-box>
            <text:p text:style-name="P1"><text:span text:style-name="T12">Submit the assessment item to other forms of plagiarism checking. </text:span></text:p>
          </draw:text-box>
        </draw:frame>
        <draw:frame draw:style-name="gr40" draw:text-style-name="P8" draw:layer="layout" svg:width="0.283cm" svg:height="0.323cm" svg:x="3.222cm" svg:y="22.484cm">
          <draw:text-box>
            <text:p text:style-name="P1"><text:span text:style-name="T12"><text:s/></text:span></text:p>
          </draw:text-box>
        </draw:frame>
        <draw:frame draw:style-name="gr45" draw:text-style-name="P8" draw:layer="layout" svg:width="16.893cm" svg:height="0.323cm" svg:x="3.222cm" svg:y="22.81cm">
          <draw:text-box>
            <text:p text:style-name="P1"><text:span text:style-name="T12">We certify that any electronic version of this assessment item that we have submitted or will submit is identical to this paper version. </text:span></text:p>
          </draw:text-box>
        </draw:frame>
        <draw:frame draw:style-name="gr40" draw:text-style-name="P8" draw:layer="layout" svg:width="0.283cm" svg:height="0.323cm" svg:x="3.222cm" svg:y="23.136cm">
          <draw:text-box>
            <text:p text:style-name="P1"><text:span text:style-name="T12"><text:s/></text:span></text:p>
          </draw:text-box>
        </draw:frame>
        <draw:frame draw:style-name="gr46" draw:text-style-name="P8" draw:layer="layout" svg:width="1.496cm" svg:height="0.323cm" svg:x="3.222cm" svg:y="23.458cm">
          <draw:text-box>
            <text:p text:style-name="P1"><text:span text:style-name="T12">Turnitin ID: </text:span></text:p>
          </draw:text-box>
        </draw:frame>
        <draw:frame draw:style-name="gr47" draw:text-style-name="P8" draw:layer="layout" svg:width="1.801cm" svg:height="0.323cm" svg:x="3.222cm" svg:y="23.784cm">
          <draw:text-box>
            <text:p text:style-name="P1"><text:span text:style-name="T12">(if applicable) </text:span></text:p>
          </draw:text-box>
        </draw:frame>
        <draw:frame draw:style-name="gr40" draw:text-style-name="P8" draw:layer="layout" svg:width="0.283cm" svg:height="0.323cm" svg:x="3.222cm" svg:y="24.11cm">
          <draw:text-box>
            <text:p text:style-name="P1"><text:span text:style-name="T12"><text:s/></text:span></text:p>
          </draw:text-box>
        </draw:frame>
        <draw:frame draw:style-name="gr40" draw:text-style-name="P8" draw:layer="layout" svg:width="0.283cm" svg:height="0.323cm" svg:x="3.222cm" svg:y="24.431cm">
          <draw:text-box>
            <text:p text:style-name="P1"><text:span text:style-name="T12"><text:s/></text:span></text:p>
          </draw:text-box>
        </draw:frame>
        <draw:frame draw:style-name="gr48" draw:text-style-name="P8" draw:layer="layout" svg:width="1.399cm" svg:height="0.323cm" svg:x="3.222cm" svg:y="24.757cm">
          <draw:text-box>
            <text:p text:style-name="P1"><text:span text:style-name="T12">Signature: </text:span></text:p>
          </draw:text-box>
        </draw:frame>
        <draw:frame draw:style-name="gr49" draw:text-style-name="P8" draw:layer="layout" svg:width="14.768cm" svg:height="0.323cm" svg:x="4.81cm" svg:y="24.757cm">
          <draw:text-box>
            <text:p text:style-name="P1"><text:span text:style-name="T12"><text:s text:c="5"/></text:span><text:span text:style-name="T12">_____________________________________________________________ <text:s text:c="4"/>Date: ___________________ <text:s text:c="3"/></text:span></text:p>
          </draw:text-box>
        </draw:frame>
        <draw:frame draw:style-name="gr40" draw:text-style-name="P8" draw:layer="layout" svg:width="0.283cm" svg:height="0.323cm" svg:x="3.222cm" svg:y="25.083cm">
          <draw:text-box>
            <text:p text:style-name="P1"><text:span text:style-name="T12"><text:s/></text:span></text:p>
          </draw:text-box>
        </draw:frame>
        <draw:frame draw:style-name="gr48" draw:text-style-name="P8" draw:layer="layout" svg:width="1.399cm" svg:height="0.323cm" svg:x="3.222cm" svg:y="25.405cm">
          <draw:text-box>
            <text:p text:style-name="P1"><text:span text:style-name="T12">Signature: </text:span></text:p>
          </draw:text-box>
        </draw:frame>
        <draw:frame draw:style-name="gr49" draw:text-style-name="P8" draw:layer="layout" svg:width="14.768cm" svg:height="0.323cm" svg:x="4.81cm" svg:y="25.405cm">
          <draw:text-box>
            <text:p text:style-name="P1"><text:span text:style-name="T12"><text:s text:c="5"/></text:span><text:span text:style-name="T12">_____________________________________________________________ <text:s text:c="4"/>Date: ___________________ <text:s text:c="3"/></text:span></text:p>
          </draw:text-box>
        </draw:frame>
        <draw:frame draw:style-name="gr40" draw:text-style-name="P8" draw:layer="layout" svg:width="0.283cm" svg:height="0.323cm" svg:x="3.222cm" svg:y="25.731cm">
          <draw:text-box>
            <text:p text:style-name="P1"><text:span text:style-name="T12"><text:s/></text:span></text:p>
          </draw:text-box>
        </draw:frame>
        <draw:frame draw:style-name="gr48" draw:text-style-name="P8" draw:layer="layout" svg:width="1.399cm" svg:height="0.323cm" svg:x="3.222cm" svg:y="26.057cm">
          <draw:text-box>
            <text:p text:style-name="P1"><text:span text:style-name="T12">Signature: </text:span></text:p>
          </draw:text-box>
        </draw:frame>
        <draw:frame draw:style-name="gr49" draw:text-style-name="P8" draw:layer="layout" svg:width="14.768cm" svg:height="0.323cm" svg:x="4.81cm" svg:y="26.057cm">
          <draw:text-box>
            <text:p text:style-name="P1"><text:span text:style-name="T12"><text:s text:c="5"/></text:span><text:span text:style-name="T12">_____________________________________________________________ <text:s text:c="4"/>Date: ___________________ <text:s text:c="3"/></text:span></text:p>
          </draw:text-box>
        </draw:frame>
        <draw:frame draw:style-name="gr40" draw:text-style-name="P8" draw:layer="layout" svg:width="0.283cm" svg:height="0.323cm" svg:x="3.222cm" svg:y="26.379cm">
          <draw:text-box>
            <text:p text:style-name="P1"><text:span text:style-name="T12"><text:s/></text:span></text:p>
          </draw:text-box>
        </draw:frame>
        <draw:frame draw:style-name="gr48" draw:text-style-name="P8" draw:layer="layout" svg:width="1.399cm" svg:height="0.323cm" svg:x="3.222cm" svg:y="26.705cm">
          <draw:text-box>
            <text:p text:style-name="P1"><text:span text:style-name="T12">Signature: </text:span></text:p>
          </draw:text-box>
        </draw:frame>
        <draw:frame draw:style-name="gr49" draw:text-style-name="P8" draw:layer="layout" svg:width="14.768cm" svg:height="0.323cm" svg:x="4.81cm" svg:y="26.705cm">
          <draw:text-box>
            <text:p text:style-name="P1"><text:span text:style-name="T12"><text:s text:c="5"/></text:span><text:span text:style-name="T12">_____________________________________________________________ <text:s text:c="4"/>Date: ___________________ <text:s text:c="3"/></text:span></text:p>
          </draw:text-box>
        </draw:frame>
        <draw:frame draw:style-name="gr40" draw:text-style-name="P8" draw:layer="layout" svg:width="0.283cm" svg:height="0.323cm" svg:x="3.222cm" svg:y="27.031cm">
          <draw:text-box>
            <text:p text:style-name="P1"><text:span text:style-name="T12"><text:s/></text:span></text:p>
          </draw:text-box>
        </draw:frame>
        <draw:frame draw:style-name="gr48" draw:text-style-name="P8" draw:layer="layout" svg:width="1.399cm" svg:height="0.323cm" svg:x="3.222cm" svg:y="27.353cm">
          <draw:text-box>
            <text:p text:style-name="P1"><text:span text:style-name="T12">Signature: </text:span></text:p>
          </draw:text-box>
        </draw:frame>
        <draw:frame draw:style-name="gr50" draw:text-style-name="P8" draw:layer="layout" svg:width="14.687cm" svg:height="0.323cm" svg:x="4.81cm" svg:y="27.353cm">
          <draw:text-box>
            <text:p text:style-name="P1"><text:span text:style-name="T12"><text:s text:c="5"/></text:span><text:span text:style-name="T12">_____________________________________________________________ <text:s text:c="4"/>Date: ___________________ <text:s text:c="2"/></text:span></text:p>
          </draw:text-box>
        </draw:frame>
        <draw:frame draw:style-name="gr40" draw:text-style-name="P8" draw:layer="layout" svg:width="0.283cm" svg:height="0.323cm" svg:x="3.222cm" svg:y="27.679cm">
          <draw:text-box>
            <text:p text:style-name="P1"><text:span text:style-name="T12"><text:s/></text:span></text:p>
          </draw:text-box>
        </draw:frame>
        <draw:frame draw:style-name="gr40" draw:text-style-name="P8" draw:layer="layout" svg:width="0.283cm" svg:height="0.323cm" svg:x="11.454cm" svg:y="28.001cm">
          <draw:text-box>
            <text:p text:style-name="P1"><text:span text:style-name="T12"><text:s/></text:span></text:p>
          </draw:text-box>
        </draw:frame>
        <draw:frame draw:style-name="gr51" draw:text-style-name="P11" draw:layer="layout" svg:width="18.102cm" svg:height="0.727cm" svg:x="1.423cm" svg:y="1.268cm">
          <draw:image xlink:href="Pictures/10000000000005910000003B8AF40C24668977FD.jpg" xlink:type="simple" xlink:show="embed" xlink:actuate="onLoad">
            <text:p/>
          </draw:image>
        </draw:frame>
        <draw:polygon draw:style-name="gr52" draw:text-style-name="P12" draw:layer="layout" svg:width="0.635cm" svg:height="0.612cm" svg:x="1.635cm" svg:y="2.906cm" svg:viewBox="0 0 636 613" draw:points="0,613 636,613 636,0 0,0">
          <text:p><text:span text:style-name="T19"><text:s/></text:span></text:p>
        </draw:polygon>
        <draw:frame draw:style-name="gr2" draw:text-style-name="P3" draw:layer="layout" svg:width="0.422cm" svg:height="0.475cm" svg:x="19.528cm" svg:y="1.61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2.27cm" svg:y="2.906cm" svg:viewBox="0 0 636 613" draw:points="0,613 636,613 636,0 0,0">
          <text:p/>
        </draw:polygon>
        <draw:polygon draw:style-name="gr53" draw:text-style-name="P13" draw:layer="layout" svg:width="0.635cm" svg:height="0.612cm" svg:x="2.905cm" svg:y="2.906cm" svg:viewBox="0 0 636 613" draw:points="0,613 636,613 636,0 0,0">
          <text:p/>
        </draw:polygon>
        <draw:polygon draw:style-name="gr53" draw:text-style-name="P13" draw:layer="layout" svg:width="0.635cm" svg:height="0.612cm" svg:x="3.54cm" svg:y="2.906cm" svg:viewBox="0 0 636 613" draw:points="0,613 636,613 636,0 0,0">
          <text:p/>
        </draw:polygon>
        <draw:frame draw:style-name="gr2" draw:text-style-name="P3" draw:layer="layout" svg:width="0.422cm" svg:height="0.475cm" svg:x="3.222cm" svg:y="3.05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4.175cm" svg:y="2.906cm" svg:viewBox="0 0 636 613" draw:points="0,613 636,613 636,0 0,0">
          <text:p/>
        </draw:polygon>
        <draw:frame draw:style-name="gr2" draw:text-style-name="P3" draw:layer="layout" svg:width="0.422cm" svg:height="0.475cm" svg:x="3.857cm" svg:y="3.05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4.81cm" svg:y="2.906cm" svg:viewBox="0 0 636 613" draw:points="0,613 636,613 636,0 0,0">
          <text:p/>
        </draw:polygon>
        <draw:frame draw:style-name="gr2" draw:text-style-name="P3" draw:layer="layout" svg:width="0.422cm" svg:height="0.475cm" svg:x="4.492cm" svg:y="3.05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5.445cm" svg:y="2.906cm" svg:viewBox="0 0 636 613" draw:points="0,613 636,613 636,0 0,0">
          <text:p/>
        </draw:polygon>
        <draw:frame draw:style-name="gr2" draw:text-style-name="P3" draw:layer="layout" svg:width="0.422cm" svg:height="0.475cm" svg:x="5.127cm" svg:y="3.055cm">
          <draw:text-box>
            <text:p text:style-name="P1"><text:span text:style-name="T8"><text:s/></text:span></text:p>
          </draw:text-box>
        </draw:frame>
        <draw:polygon draw:style-name="gr52" draw:text-style-name="P12" draw:layer="layout" svg:width="0.635cm" svg:height="0.635cm" svg:x="7.985cm" svg:y="13.794cm" svg:viewBox="0 0 636 636" draw:points="0,636 636,636 636,0 0,0">
          <text:p><text:span text:style-name="T19">X</text:span></text:p>
        </draw:polygon>
        <draw:frame draw:style-name="gr2" draw:text-style-name="P3" draw:layer="layout" svg:width="0.422cm" svg:height="0.475cm" svg:x="5.762cm" svg:y="3.05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18.203cm" svg:height="3.175cm" svg:x="1.423cm" svg:y="15.304cm" svg:viewBox="0 0 18204 3176" draw:points="0,3176 18204,3176 18204,0 0,0">
          <text:p/>
        </draw:polygon>
        <draw:frame draw:style-name="gr2" draw:text-style-name="P3" draw:layer="layout" svg:width="0.422cm" svg:height="0.475cm" svg:x="8.303cm" svg:y="13.944cm">
          <draw:text-box>
            <text:p text:style-name="P1"><text:span text:style-name="T2"><text:s/></text:span></text:p>
          </draw:text-box>
        </draw:frame>
        <draw:frame draw:style-name="gr54" draw:text-style-name="P8" draw:layer="layout" svg:width="3.931cm" svg:height="0.323cm" svg:x="1.689cm" svg:y="15.515cm">
          <draw:text-box>
            <text:p text:style-name="P1"><text:span text:style-name="T13">Please tick box if applicable </text:span></text:p>
          </draw:text-box>
        </draw:frame>
        <draw:frame draw:style-name="gr55" draw:text-style-name="P3" draw:layer="layout" svg:width="0.422cm" svg:height="0.471cm" svg:x="1.689cm" svg:y="15.932cm">
          <draw:text-box>
            <text:p text:style-name="P1"><text:span text:style-name="T20"><text:s/></text:span></text:p>
          </draw:text-box>
        </draw:frame>
        <draw:frame draw:style-name="gr56" draw:text-style-name="P8" draw:layer="layout" svg:width="17.062cm" svg:height="0.323cm" svg:x="2.325cm" svg:y="16.053cm">
          <draw:text-box>
            <text:p text:style-name="P1"><text:span text:style-name="T21">Students within the Faculty of Business </text:span><text:span text:style-name="T21">and Law, Faculty of Science, Faculty of </text:span><text:span text:style-name="T21">Engineering and Built Environment and </text:span><text:span text:style-name="T21">the School of </text:span></text:p>
          </draw:text-box>
        </draw:frame>
        <draw:frame draw:style-name="gr57" draw:text-style-name="P8" draw:layer="layout" svg:width="16.029cm" svg:height="0.323cm" svg:x="2.325cm" svg:y="16.379cm">
          <draw:text-box>
            <text:p text:style-name="P1"><text:span text:style-name="T21">N</text:span><text:span text:style-name="T21">u</text:span><text:span text:style-name="T21">r</text:span><text:span text:style-name="T21">s</text:span><text:span text:style-name="T21">i</text:span><text:span text:style-name="T21">n</text:span><text:span text:style-name="T21">g</text:span><text:span text:style-name="T21"> </text:span><text:span text:style-name="T21">a</text:span><text:span text:style-name="T21">n</text:span><text:span text:style-name="T21">d</text:span><text:span text:style-name="T21"> </text:span><text:span text:style-name="T21">M</text:span><text:span text:style-name="T21">i</text:span><text:span text:style-name="T21">d</text:span><text:span text:style-name="T21">w</text:span><text:span text:style-name="T21">i</text:span><text:span text:style-name="T21">f</text:span><text:span text:style-name="T21">e</text:span><text:span text:style-name="T21">r</text:span><text:span text:style-name="T21">y</text:span><text:span text:style-name="T21">: </text:span><text:span text:style-name="T12">W</text:span><text:span text:style-name="T12">e</text:span><text:span text:style-name="T12"> </text:span><text:span text:style-name="T12">v</text:span><text:span text:style-name="T12">e</text:span><text:span text:style-name="T12">r</text:span><text:span text:style-name="T12">i</text:span><text:span text:style-name="T12">f</text:span><text:span text:style-name="T12">y</text:span><text:span text:style-name="T12"> </text:span><text:span text:style-name="T12">t</text:span><text:span text:style-name="T12">h</text:span><text:span text:style-name="T12">a</text:span><text:span text:style-name="T12">t </text:span><text:span text:style-name="T12">w</text:span><text:span text:style-name="T12">e</text:span><text:span text:style-name="T12"> </text:span><text:span text:style-name="T12">h</text:span><text:span text:style-name="T12">a</text:span><text:span text:style-name="T12">v</text:span><text:span text:style-name="T12">e</text:span><text:span text:style-name="T12"> </text:span><text:span text:style-name="T12">c</text:span><text:span text:style-name="T12">o</text:span><text:span text:style-name="T12">m</text:span><text:span text:style-name="T12">p</text:span><text:span text:style-name="T12">l</text:span><text:span text:style-name="T12">e</text:span><text:span text:style-name="T12">t</text:span><text:span text:style-name="T12">e</text:span><text:span text:style-name="T12">d</text:span><text:span text:style-name="T12"> </text:span><text:span text:style-name="T12">t</text:span><text:span text:style-name="T12">h</text:span><text:span text:style-name="T12">e</text:span><text:span text:style-name="T12"> </text:span><text:span text:style-name="T12">o</text:span><text:span text:style-name="T12">n</text:span><text:span text:style-name="T12">li</text:span><text:span text:style-name="T12">n</text:span><text:span text:style-name="T12">e</text:span><text:span text:style-name="T12"> </text:span><text:span text:style-name="T12">A</text:span><text:span text:style-name="T12">c</text:span><text:span text:style-name="T12">a</text:span><text:span text:style-name="T12">d</text:span><text:span text:style-name="T12">e</text:span><text:span text:style-name="T12">m</text:span><text:span text:style-name="T12">i</text:span><text:span text:style-name="T12">c</text:span><text:span text:style-name="T12"> </text:span><text:span text:style-name="T12">I</text:span><text:span text:style-name="T12">n</text:span><text:span text:style-name="T12">t</text:span><text:span text:style-name="T12">e</text:span><text:span text:style-name="T12">g</text:span><text:span text:style-name="T12">r</text:span><text:span text:style-name="T12">i</text:span><text:span text:style-name="T12">t</text:span><text:span text:style-name="T12">y</text:span><text:span text:style-name="T12"> </text:span><text:span text:style-name="T12">M</text:span><text:span text:style-name="T12">o</text:span><text:span text:style-name="T12">d</text:span><text:span text:style-name="T12">u</text:span><text:span text:style-name="T12">l</text:span><text:span text:style-name="T12">e</text:span><text:span text:style-name="T12"> </text:span><text:span text:style-name="T12">a</text:span><text:span text:style-name="T12">n</text:span><text:span text:style-name="T12">d</text:span><text:span text:style-name="T12"> </text:span><text:span text:style-name="T12">a</text:span><text:span text:style-name="T12">d</text:span><text:span text:style-name="T12">h</text:span><text:span text:style-name="T12">e</text:span><text:span text:style-name="T12">r</text:span><text:span text:style-name="T12">e</text:span><text:span text:style-name="T12">d</text:span><text:span text:style-name="T12"> </text:span><text:span text:style-name="T12">t</text:span><text:span text:style-name="T12">o</text:span><text:span text:style-name="T12"> </text:span><text:span text:style-name="T12">i</text:span><text:span text:style-name="T12">t</text:span><text:span text:style-name="T12">s</text:span><text:span text:style-name="T12"> </text:span><text:span text:style-name="T12">p</text:span><text:span text:style-name="T12">r</text:span><text:span text:style-name="T12">i</text:span><text:span text:style-name="T12">n</text:span><text:span text:style-name="T12">c</text:span><text:span text:style-name="T12">i</text:span><text:span text:style-name="T12">p</text:span><text:span text:style-name="T12">l</text:span><text:span text:style-name="T12">e</text:span><text:span text:style-name="T12">s</text:span><text:span text:style-name="T12">. </text:span></text:p>
          </draw:text-box>
        </draw:frame>
        <draw:frame draw:style-name="gr58" draw:text-style-name="P8" draw:layer="layout" svg:width="16.529cm" svg:height="0.323cm" svg:x="2.325cm" svg:y="16.916cm">
          <draw:text-box>
            <text:p text:style-name="P1"><text:span text:style-name="T21">Students within the </text:span><text:span text:style-name="T21">School of Education: </text:span><text:span text:style-name="T12">We </text:span><text:span text:style-name="T12">understand that a </text:span><text:span text:style-name="T12">minimum standard of </text:span><text:span text:style-name="T12">correct referencing and </text:span><text:span text:style-name="T12">academic literacy is </text:span></text:p>
          </draw:text-box>
        </draw:frame>
        <draw:frame draw:style-name="gr59" draw:text-style-name="P8" draw:layer="layout" svg:width="17.283cm" svg:height="0.323cm" svg:x="2.325cm" svg:y="17.238cm">
          <draw:text-box>
            <text:p text:style-name="P1"><text:span text:style-name="T12">required to pass all written </text:span><text:span text:style-name="T12">assignments in the School of </text:span><text:span text:style-name="T12">Education; and we have read and </text:span><text:span text:style-name="T12">understood the School of Education </text:span><text:span text:style-name="T21">Course </text:span></text:p>
          </draw:text-box>
        </draw:frame>
        <draw:frame draw:style-name="gr60" draw:text-style-name="P8" draw:layer="layout" svg:width="14.34cm" svg:height="0.323cm" svg:x="2.325cm" svg:y="17.572cm">
          <draw:text-box>
            <text:p text:style-name="P1"><text:span text:style-name="T21">O</text:span><text:span text:style-name="T21">u</text:span><text:span text:style-name="T21">t</text:span><text:span text:style-name="T21">li</text:span><text:span text:style-name="T21">n</text:span><text:span text:style-name="T21">e</text:span><text:span text:style-name="T21"> </text:span><text:span text:style-name="T21">P</text:span><text:span text:style-name="T21">o</text:span><text:span text:style-name="T21">li</text:span><text:span text:style-name="T21">c</text:span><text:span text:style-name="T21">y</text:span><text:span text:style-name="T21"> </text:span><text:span text:style-name="T21">S</text:span><text:span text:style-name="T21">u</text:span><text:span text:style-name="T21">p</text:span><text:span text:style-name="T21">p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1">,</text:span><text:span text:style-name="T12"> </text:span><text:span text:style-name="T12">w</text:span><text:span text:style-name="T12">h</text:span><text:span text:style-name="T12">i</text:span><text:span text:style-name="T12">c</text:span><text:span text:style-name="T12">h</text:span><text:span text:style-name="T12"> </text:span><text:span text:style-name="T12">i</text:span><text:span text:style-name="T12">n</text:span><text:span text:style-name="T12">c</text:span><text:span text:style-name="T12">l</text:span><text:span text:style-name="T12">u</text:span><text:span text:style-name="T12">d</text:span><text:span text:style-name="T12">e</text:span><text:span text:style-name="T12">s</text:span><text:span text:style-name="T12"> </text:span><text:span text:style-name="T12">i</text:span><text:span text:style-name="T12">m</text:span><text:span text:style-name="T12">p</text:span><text:span text:style-name="T12">o</text:span><text:span text:style-name="T12">r</text:span><text:span text:style-name="T12">t</text:span><text:span text:style-name="T12">a</text:span><text:span text:style-name="T12">n</text:span><text:span text:style-name="T12">t </text:span><text:span text:style-name="T12">i</text:span><text:span text:style-name="T12">n</text:span><text:span text:style-name="T12">f</text:span><text:span text:style-name="T12">o</text:span><text:span text:style-name="T12">r</text:span><text:span text:style-name="T12">m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r</text:span><text:span text:style-name="T12">e</text:span><text:span text:style-name="T12">l</text:span><text:span text:style-name="T12">a</text:span><text:span text:style-name="T12">t</text:span><text:span text:style-name="T12">e</text:span><text:span text:style-name="T12">d</text:span><text:span text:style-name="T12"> </text:span><text:span text:style-name="T12">t</text:span><text:span text:style-name="T12">o</text:span><text:span text:style-name="T12"> </text:span><text:span text:style-name="T12">a</text:span><text:span text:style-name="T12">s</text:span><text:span text:style-name="T12">s</text:span><text:span text:style-name="T12">e</text:span><text:span text:style-name="T12">s</text:span><text:span text:style-name="T12">s</text:span><text:span text:style-name="T12">m</text:span><text:span text:style-name="T12">e</text:span><text:span text:style-name="T12">n</text:span><text:span text:style-name="T12">t </text:span><text:span text:style-name="T12">p</text:span><text:span text:style-name="T12">o</text:span><text:span text:style-name="T12">li</text:span><text:span text:style-name="T12">c</text:span><text:span text:style-name="T12">i</text:span><text:span text:style-name="T12">e</text:span><text:span text:style-name="T12">s</text:span><text:span text:style-name="T12"> </text:span><text:span text:style-name="T12">a</text:span><text:span text:style-name="T12">n</text:span><text:span text:style-name="T12">d</text:span><text:span text:style-name="T12"> </text:span><text:span text:style-name="T12">p</text:span><text:span text:style-name="T12">r</text:span><text:span text:style-name="T12">o</text:span><text:span text:style-name="T12">c</text:span><text:span text:style-name="T12">e</text:span><text:span text:style-name="T12">d</text:span><text:span text:style-name="T12">u</text:span><text:span text:style-name="T12">r</text:span><text:span text:style-name="T12">e</text:span><text:span text:style-name="T12">s</text:span><text:span text:style-name="T12">.</text:span></text:p>
          </draw:text-box>
        </draw:frame>
        <draw:polygon draw:style-name="gr53" draw:text-style-name="P13" draw:layer="layout" svg:width="14.181cm" svg:height="0.783cm" svg:x="5.445cm" svg:y="23.441cm" svg:viewBox="0 0 14182 784" draw:points="0,784 14182,784 14182,0 0,0">
          <text:p/>
        </draw:polygon>
        <draw:frame draw:style-name="gr40" draw:text-style-name="P8" draw:layer="layout" svg:width="0.283cm" svg:height="0.323cm" svg:x="15.95cm" svg:y="17.576cm">
          <draw:text-box>
            <text:p text:style-name="P1"><text:span text:style-name="T22"><text:s/></text:span></text:p>
          </draw:text-box>
        </draw:frame>
        <draw:polygon draw:style-name="gr52" draw:text-style-name="P12" draw:layer="layout" svg:width="12.065cm" svg:height="0.635cm" svg:x="7.561cm" svg:y="8.159cm" svg:viewBox="0 0 12066 636" draw:points="0,636 12066,636 12066,0 0,0">
          <text:p><text:span text:style-name="T19"><text:s/></text:span><text:span text:style-name="T19">D</text:span><text:span text:style-name="T19">a</text:span><text:span text:style-name="T19">t</text:span><text:span text:style-name="T19">a</text:span><text:span text:style-name="T19"> </text:span><text:span text:style-name="T19">S</text:span><text:span text:style-name="T19">e</text:span><text:span text:style-name="T19">c</text:span><text:span text:style-name="T19">u</text:span><text:span text:style-name="T19">r</text:span><text:span text:style-name="T19">i</text:span><text:span text:style-name="T19">t</text:span><text:span text:style-name="T19">y</text:span></text:p>
        </draw:polygon>
        <draw:frame draw:style-name="gr2" draw:text-style-name="P3" draw:layer="layout" svg:width="0.422cm" svg:height="0.475cm" svg:x="12.537cm" svg:y="23.5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3.596cm" svg:y="8.304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35cm" svg:x="6.08cm" svg:y="13.794cm" svg:viewBox="0 0 636 636" draw:points="0,636 636,636 636,0 0,0">
          <text:p/>
        </draw:polygon>
        <draw:frame draw:style-name="gr61" draw:text-style-name="P6" draw:layer="layout" svg:width="0.35cm" svg:height="0.39cm" svg:x="7.829cm" svg:y="8.79cm">
          <draw:text-box>
            <text:p text:style-name="P1"><text:span text:style-name="T23"><text:s/></text:span></text:p>
          </draw:text-box>
        </draw:frame>
        <draw:polygon draw:style-name="gr62" draw:text-style-name="P13" draw:layer="layout" svg:width="1.905cm" svg:height="10.544cm" svg:x="1cm" svg:y="18.733cm" svg:viewBox="0 0 1906 10545" draw:points="0,10545 1906,10545 1906,0 0,0">
          <text:p/>
        </draw:polygon>
        <draw:frame draw:style-name="gr2" draw:text-style-name="P3" draw:layer="layout" svg:width="0.422cm" svg:height="0.475cm" svg:x="6.398cm" svg:y="13.944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35cm" svg:height="0.395cm" svg:x="1.952cm" svg:y="18.86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35cm" svg:height="0.395cm" svg:x="1.952cm" svg:y="19.27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35cm" svg:height="0.395cm" svg:x="1.952cm" svg:y="19.67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35cm" svg:height="0.395cm" svg:x="1.952cm" svg:y="20.08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35cm" svg:height="0.395cm" svg:x="1.952cm" svg:y="20.48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35cm" svg:height="0.395cm" svg:x="1.952cm" svg:y="20.895cm">
          <draw:text-box>
            <text:p text:style-name="P1"><text:span text:style-name="T5"><text:s/></text:span></text:p>
          </draw:text-box>
        </draw:frame>
        <draw:frame draw:style-name="gr15" draw:text-style-name="P4" draw:layer="layout" svg:width="0.388cm" svg:height="0.442cm" svg:x="1.952cm" svg:y="21.3cm">
          <draw:text-box>
            <text:p text:style-name="P1"><text:span text:style-name="T3"><text:s/></text:span></text:p>
          </draw:text-box>
        </draw:frame>
        <draw:frame draw:style-name="gr15" draw:text-style-name="P4" draw:layer="layout" svg:width="0.388cm" svg:height="0.442cm" svg:x="1.952cm" svg:y="21.745cm">
          <draw:text-box>
            <text:p text:style-name="P1"><text:span text:style-name="T3"><text:s/></text:span></text:p>
          </draw:text-box>
        </draw:frame>
        <draw:frame draw:style-name="gr15" draw:text-style-name="P4" draw:layer="layout" svg:width="0.388cm" svg:height="0.442cm" svg:x="1.952cm" svg:y="22.194cm">
          <draw:text-box>
            <text:p text:style-name="P1"><text:span text:style-name="T3"><text:s/></text:span></text:p>
          </draw:text-box>
        </draw:frame>
        <draw:frame draw:style-name="gr15" draw:text-style-name="P4" draw:layer="layout" svg:width="0.388cm" svg:height="0.442cm" svg:x="1.952cm" svg:y="22.638cm">
          <draw:text-box>
            <text:p text:style-name="P1"><text:span text:style-name="T3"><text:s/></text:span></text:p>
          </draw:text-box>
        </draw:frame>
        <draw:frame draw:style-name="gr15" draw:text-style-name="P4" draw:layer="layout" svg:width="0.388cm" svg:height="0.442cm" svg:x="1.952cm" svg:y="23.087cm">
          <draw:text-box>
            <text:p text:style-name="P1"><text:span text:style-name="T3"><text:s/></text:span></text:p>
          </draw:text-box>
        </draw:frame>
        <draw:frame draw:style-name="gr15" draw:text-style-name="P4" draw:layer="layout" svg:width="0.388cm" svg:height="0.442cm" svg:x="1.952cm" svg:y="23.531cm">
          <draw:text-box>
            <text:p text:style-name="P1"><text:span text:style-name="T3"><text:s/></text:span></text:p>
          </draw:text-box>
        </draw:frame>
        <draw:frame draw:style-name="gr15" draw:text-style-name="P4" draw:layer="layout" svg:width="0.388cm" svg:height="0.442cm" svg:x="1.952cm" svg:y="23.976cm">
          <draw:text-box>
            <text:p text:style-name="P1"><text:span text:style-name="T3"><text:s/></text:span></text:p>
          </draw:text-box>
        </draw:frame>
        <draw:frame draw:style-name="gr15" draw:text-style-name="P4" draw:layer="layout" svg:width="0.388cm" svg:height="0.442cm" svg:x="1.952cm" svg:y="24.425cm">
          <draw:text-box>
            <text:p text:style-name="P1"><text:span text:style-name="T3"><text:s/></text:span></text:p>
          </draw:text-box>
        </draw:frame>
        <draw:frame draw:style-name="gr63" draw:text-style-name="P4" draw:layer="layout" svg:width="1.183cm" svg:height="0.442cm" svg:x="1.422cm" svg:y="24.869cm">
          <draw:text-box>
            <text:p text:style-name="P1"><text:span text:style-name="T3">DATE </text:span></text:p>
          </draw:text-box>
        </draw:frame>
        <draw:frame draw:style-name="gr64" draw:text-style-name="P4" draw:layer="layout" svg:width="1.488cm" svg:height="0.442cm" svg:x="1.27cm" svg:y="25.318cm">
          <draw:text-box>
            <text:p text:style-name="P1"><text:span text:style-name="T3">STAMP </text:span></text:p>
          </draw:text-box>
        </draw:frame>
        <draw:frame draw:style-name="gr65" draw:text-style-name="P4" draw:layer="layout" svg:width="1.094cm" svg:height="0.442cm" svg:x="1.41cm" svg:y="25.762cm">
          <draw:text-box>
            <text:p text:style-name="P1"><text:span text:style-name="T3">HERE</text:span></text:p>
          </draw:text-box>
        </draw:frame>
        <draw:frame draw:style-name="gr66" draw:text-style-name="P4" draw:layer="layout" svg:width="0.388cm" svg:height="0.437cm" svg:x="2.49cm" svg:y="25.768cm">
          <draw:text-box>
            <text:p text:style-name="P1"><text:span text:style-name="T24"><text:s/></text:span></text:p>
          </draw:text-box>
        </draw:frame>
        <draw:frame draw:style-name="gr5" draw:text-style-name="P6" draw:layer="layout" svg:width="0.35cm" svg:height="0.395cm" svg:x="1.952cm" svg:y="26.20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35cm" svg:height="0.395cm" svg:x="1.952cm" svg:y="26.614cm">
          <draw:text-box>
            <text:p text:style-name="P1"><text:span text:style-name="T5"><text:s/></text:span></text:p>
          </draw:text-box>
        </draw:frame>
        <draw:frame draw:style-name="gr66" draw:text-style-name="P4" draw:layer="layout" svg:width="0.388cm" svg:height="0.437cm" svg:x="1.952cm" svg:y="27.021cm">
          <draw:text-box>
            <text:p text:style-name="P1"><text:span text:style-name="T24"><text:s/></text:span></text:p>
          </draw:text-box>
        </draw:frame>
        <draw:frame draw:style-name="gr5" draw:text-style-name="P6" draw:layer="layout" svg:width="0.35cm" svg:height="0.395cm" svg:x="1.952cm" svg:y="27.465cm">
          <draw:text-box>
            <text:p text:style-name="P1"><text:span text:style-name="T5"><text:s/></text:span></text:p>
          </draw:text-box>
        </draw:frame>
        <draw:frame draw:style-name="gr67" draw:text-style-name="P6" draw:layer="layout" svg:width="1.056cm" svg:height="0.395cm" svg:x="1.473cm" svg:y="27.872cm">
          <draw:text-box>
            <text:p text:style-name="P1"><text:span text:style-name="T25">Insert </text:span></text:p>
          </draw:text-box>
        </draw:frame>
        <draw:frame draw:style-name="gr68" draw:text-style-name="P6" draw:layer="layout" svg:width="0.629cm" svg:height="0.395cm" svg:x="1.638cm" svg:y="28.278cm">
          <draw:text-box>
            <text:p text:style-name="P1"><text:span text:style-name="T25">this</text:span></text:p>
          </draw:text-box>
        </draw:frame>
        <draw:frame draw:style-name="gr69" draw:text-style-name="P14" draw:layer="layout" svg:width="0.918cm" svg:height="1.03cm" svg:x="2.266cm" svg:y="27.765cm">
          <draw:text-box>
            <text:p text:style-name="P1"><text:span text:style-name="T26"><text:s/></text:span></text:p>
          </draw:text-box>
        </draw:frame>
        <draw:frame draw:style-name="gr70" draw:text-style-name="P6" draw:layer="layout" svg:width="0.764cm" svg:height="0.395cm" svg:x="1.617cm" svg:y="28.685cm">
          <draw:text-box>
            <text:p text:style-name="P1"><text:span text:style-name="T25">way </text:span></text:p>
          </draw:text-box>
        </draw:frame>
        <draw:polygon draw:style-name="gr71" draw:text-style-name="P11" draw:layer="layout" svg:width="1.27cm" svg:height="0.952cm" svg:x="1.211cm" svg:y="26.944cm" svg:viewBox="0 0 1271 953" draw:points="0,715 318,715 318,0 954,0 954,715 1271,715 635,953">
          <text:p/>
        </draw:polygon>
        <draw:polygon draw:style-name="gr52" draw:text-style-name="P15" draw:layer="layout" svg:width="3.175cm" svg:height="0.635cm" svg:x="11.16cm" svg:y="2.883cm" svg:viewBox="0 0 3176 636" draw:points="0,636 3176,636 3176,0 0,0">
          <text:p><text:span text:style-name="T27"><text:s/></text:span><text:span text:style-name="T27">Cody</text:span></text:p>
        </draw:polygon>
        <draw:frame draw:style-name="gr5" draw:text-style-name="P6" draw:layer="layout" svg:width="0.35cm" svg:height="0.395cm" svg:x="1.952cm" svg:y="29.091cm">
          <draw:text-box>
            <text:p text:style-name="P1"><text:span text:style-name="T5"><text:s/></text:span></text:p>
          </draw:text-box>
        </draw:frame>
        <draw:polygon draw:style-name="gr52" draw:text-style-name="P16" draw:layer="layout" svg:width="0.423cm" svg:height="0.435cm" svg:x="1.635cm" svg:y="16.334cm" svg:viewBox="0 0 424 436" draw:points="0,436 424,436 424,0 0,0">
          <text:p><text:span text:style-name="T28">X</text:span></text:p>
        </draw:polygon>
        <draw:frame draw:style-name="gr2" draw:text-style-name="P3" draw:layer="layout" svg:width="0.422cm" svg:height="0.475cm" svg:x="12.749cm" svg:y="3.03cm">
          <draw:text-box>
            <text:p text:style-name="P1"><text:span text:style-name="T2"><text:s/></text:span></text:p>
          </draw:text-box>
        </draw:frame>
        <draw:polygon draw:style-name="gr53" draw:text-style-name="P13" draw:layer="layout" svg:width="0.423cm" svg:height="0.435cm" svg:x="1.635cm" svg:y="17.604cm" svg:viewBox="0 0 424 436" draw:points="0,436 424,436 424,0 0,0">
          <text:p/>
        </draw:polygon>
        <draw:frame draw:style-name="gr5" draw:text-style-name="P6" draw:layer="layout" svg:width="0.35cm" svg:height="0.395cm" svg:x="1.901cm" svg:y="16.478cm">
          <draw:text-box>
            <text:p text:style-name="P1"><text:span text:style-name="T5"><text:s/></text:span></text:p>
          </draw:text-box>
        </draw:frame>
        <draw:polygon draw:style-name="gr52" draw:text-style-name="P15" draw:layer="layout" svg:width="5.26cm" svg:height="0.635cm" svg:x="14.335cm" svg:y="2.883cm" svg:viewBox="0 0 5261 636" draw:points="0,636 5261,636 5261,0 0,0">
          <text:p><text:span text:style-name="T27"><text:s/></text:span><text:span text:style-name="T27">Lewis</text:span></text:p>
        </draw:polygon>
        <draw:frame draw:style-name="gr5" draw:text-style-name="P6" draw:layer="layout" svg:width="0.35cm" svg:height="0.395cm" svg:x="1.901cm" svg:y="17.752cm">
          <draw:text-box>
            <text:p text:style-name="P1"><text:span text:style-name="T4"><text:s/></text:span></text:p>
          </draw:text-box>
        </draw:frame>
        <draw:polygon draw:style-name="gr53" draw:text-style-name="P13" draw:layer="layout" svg:width="12.065cm" svg:height="0.624cm" svg:x="7.561cm" svg:y="9.429cm" svg:viewBox="0 0 12066 625" draw:points="0,625 12066,625 12066,0 0,0">
          <text:p/>
        </draw:polygon>
        <draw:frame draw:style-name="gr2" draw:text-style-name="P3" draw:layer="layout" svg:width="0.422cm" svg:height="0.475cm" svg:x="16.966cm" svg:y="3.03cm">
          <draw:text-box>
            <text:p text:style-name="P1"><text:span text:style-name="T2"><text:s/></text:span></text:p>
          </draw:text-box>
        </draw:frame>
        <draw:frame draw:style-name="gr55" draw:text-style-name="P3" draw:layer="layout" svg:width="0.422cm" svg:height="0.471cm" svg:x="7.829cm" svg:y="9.518cm">
          <draw:text-box>
            <text:p text:style-name="P1"><text:span text:style-name="T20"><text:s text:c="2"/></text:span><text:span text:style-name="T20"><text:s/></text:span></text:p>
          </draw:text-box>
        </draw:frame>
        <draw:polygon draw:style-name="gr52" draw:text-style-name="P15" draw:layer="layout" svg:width="4.021cm" svg:height="0.635cm" svg:x="15.605cm" svg:y="11.254cm" svg:viewBox="0 0 4022 636" draw:points="0,636 4022,636 4022,0 0,0">
          <text:p><text:span text:style-name="T27"><text:s/></text:span><text:span text:style-name="T27">18-APR-2018</text:span></text:p>
        </draw:polygon>
        <draw:frame draw:style-name="gr72" draw:text-style-name="P6" draw:layer="layout" svg:width="3.126cm" svg:height="0.395cm" svg:x="8.147cm" svg:y="9.577cm">
          <draw:text-box>
            <text:p text:style-name="P1"><text:span text:style-name="T4"><text:s text:c="2"/></text:span><text:span text:style-name="T4"><text:s/></text:span><text:span text:style-name="T4">I</text:span><text:span text:style-name="T4">n</text:span><text:span text:style-name="T4">t</text:span><text:span text:style-name="T4">r</text:span><text:span text:style-name="T4">o</text:span><text:span text:style-name="T4"> </text:span><text:span text:style-name="T4">t</text:span><text:span text:style-name="T4">o</text:span><text:span text:style-name="T4"> </text:span><text:span text:style-name="T4">U</text:span><text:span text:style-name="T4">n</text:span><text:span text:style-name="T4">i</text:span><text:span text:style-name="T4">v</text:span><text:span text:style-name="T4">e</text:span><text:span text:style-name="T4">r</text:span><text:span text:style-name="T4">s</text:span><text:span text:style-name="T4">i</text:span><text:span text:style-name="T4">t</text:span><text:span text:style-name="T4">y</text:span><text:span text:style-name="T4"> </text:span></text:p>
          </draw:text-box>
        </draw:frame>
        <draw:polygon draw:style-name="gr53" draw:text-style-name="P13" draw:layer="layout" svg:width="6.138cm" svg:height="0.631cm" svg:x="13.488cm" svg:y="13.798cm" svg:viewBox="0 0 6139 632" draw:points="0,632 6139,632 6139,0 0,0">
          <text:p/>
        </draw:polygon>
        <draw:frame draw:style-name="gr5" draw:text-style-name="P6" draw:layer="layout" svg:width="0.35cm" svg:height="0.395cm" svg:x="17.618cm" svg:y="11.406cm">
          <draw:text-box>
            <text:p text:style-name="P1"><text:span text:style-name="T4"><text:s/></text:span></text:p>
          </draw:text-box>
        </draw:frame>
        <draw:polygon draw:style-name="gr52" draw:text-style-name="P15" draw:layer="layout" svg:width="5.08cm" svg:height="0.543cm" svg:x="6.08cm" svg:y="12.207cm" svg:viewBox="0 0 5081 544" draw:points="0,544 5081,544 5081,0 0,0">
          <text:p><text:span text:style-name="T27"><text:s/></text:span><text:span text:style-name="T27">Thurs 9-11</text:span></text:p>
        </draw:polygon>
        <draw:frame draw:style-name="gr2" draw:text-style-name="P3" draw:layer="layout" svg:width="0.422cm" svg:height="0.475cm" svg:x="16.56cm" svg:y="13.948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4.021cm" svg:height="0.635cm" svg:x="15.605cm" svg:y="12.207cm" svg:viewBox="0 0 4022 636" draw:points="0,636 4022,636 4022,0 0,0">
          <text:p/>
        </draw:polygon>
        <draw:frame draw:style-name="gr5" draw:text-style-name="P6" draw:layer="layout" svg:width="0.35cm" svg:height="0.395cm" svg:x="8.621cm" svg:y="12.358cm">
          <draw:text-box>
            <text:p text:style-name="P1"><text:span text:style-name="T4"><text:s/></text:span></text:p>
          </draw:text-box>
        </draw:frame>
        <draw:line draw:style-name="gr73" draw:text-style-name="P11" draw:layer="layout" svg:x1="6.291cm" svg:y1="3.6cm" svg:x2="10.948cm" svg:y2="3.6cm">
          <text:p/>
        </draw:line>
        <draw:line draw:style-name="gr73" draw:text-style-name="P11" draw:layer="layout" svg:x1="4.386cm" svg:y1="10.91cm" svg:x2="12.641cm" svg:y2="10.91cm">
          <text:p/>
        </draw:line>
        <draw:line draw:style-name="gr73" draw:text-style-name="P11" draw:layer="layout" svg:x1="5.233cm" svg:y1="11.863cm" svg:x2="12.853cm" svg:y2="11.863cm">
          <text:p/>
        </draw:line>
        <draw:polygon draw:style-name="gr53" draw:text-style-name="P13" draw:layer="layout" svg:width="0.635cm" svg:height="0.624cm" svg:x="1.635cm" svg:y="9.429cm" svg:viewBox="0 0 636 625" draw:points="0,625 636,625 636,0 0,0">
          <text:p/>
        </draw:polygon>
        <draw:frame draw:style-name="gr5" draw:text-style-name="P6" draw:layer="layout" svg:width="0.35cm" svg:height="0.395cm" svg:x="17.618cm" svg:y="12.358cm">
          <draw:text-box>
            <text:p text:style-name="P1"><text:span text:style-name="T4"><text:s/></text:span></text:p>
          </draw:text-box>
        </draw:frame>
        <draw:polygon draw:style-name="gr53" draw:text-style-name="P13" draw:layer="layout" svg:width="0.772cm" svg:height="0.624cm" svg:x="2.27cm" svg:y="9.429cm" svg:viewBox="0 0 773 625" draw:points="0,625 773,625 773,0 0,0">
          <text:p/>
        </draw:polygon>
        <draw:frame draw:style-name="gr5" draw:text-style-name="P6" draw:layer="layout" svg:width="0.35cm" svg:height="0.395cm" svg:x="1.901cm" svg:y="9.577cm">
          <draw:text-box>
            <text:p text:style-name="P1"><text:span text:style-name="T4">A </text:span></text:p>
          </draw:text-box>
        </draw:frame>
        <draw:polygon draw:style-name="gr53" draw:text-style-name="P13" draw:layer="layout" svg:width="0.635cm" svg:height="0.624cm" svg:x="2.905cm" svg:y="9.429cm" svg:viewBox="0 0 636 625" draw:points="0,625 636,625 636,0 0,0">
          <text:p/>
        </draw:polygon>
        <draw:frame draw:style-name="gr5" draw:text-style-name="P6" draw:layer="layout" svg:width="0.35cm" svg:height="0.395cm" svg:x="2.537cm" svg:y="9.577cm">
          <draw:text-box>
            <text:p text:style-name="P1"><text:span text:style-name="T4">B </text:span></text:p>
          </draw:text-box>
        </draw:frame>
        <draw:polygon draw:style-name="gr53" draw:text-style-name="P13" draw:layer="layout" svg:width="0.635cm" svg:height="0.624cm" svg:x="3.54cm" svg:y="9.429cm" svg:viewBox="0 0 636 625" draw:points="0,625 636,625 636,0 0,0">
          <text:p/>
        </draw:polygon>
        <draw:frame draw:style-name="gr74" draw:text-style-name="P6" draw:layer="layout" svg:width="0.353cm" svg:height="0.395cm" svg:x="3.172cm" svg:y="9.577cm">
          <draw:text-box>
            <text:p text:style-name="P1"><text:span text:style-name="T4">C</text:span><text:span text:style-name="T4"> </text:span></text:p>
          </draw:text-box>
        </draw:frame>
        <draw:polygon draw:style-name="gr53" draw:text-style-name="P13" draw:layer="layout" svg:width="0.635cm" svg:height="0.624cm" svg:x="4.175cm" svg:y="9.429cm" svg:viewBox="0 0 636 625" draw:points="0,625 636,625 636,0 0,0">
          <text:p/>
        </draw:polygon>
        <draw:frame draw:style-name="gr74" draw:text-style-name="P6" draw:layer="layout" svg:width="0.353cm" svg:height="0.395cm" svg:x="3.806cm" svg:y="9.577cm">
          <draw:text-box>
            <text:p text:style-name="P1"><text:span text:style-name="T4">D</text:span><text:span text:style-name="T4"> </text:span></text:p>
          </draw:text-box>
        </draw:frame>
        <draw:polygon draw:style-name="gr53" draw:text-style-name="P13" draw:layer="layout" svg:width="0.635cm" svg:height="0.624cm" svg:x="4.81cm" svg:y="9.429cm" svg:viewBox="0 0 636 625" draw:points="0,625 636,625 636,0 0,0">
          <text:p/>
        </draw:polygon>
        <draw:frame draw:style-name="gr5" draw:text-style-name="P6" draw:layer="layout" svg:width="0.35cm" svg:height="0.395cm" svg:x="4.441cm" svg:y="9.577cm">
          <draw:text-box>
            <text:p text:style-name="P1"><text:span text:style-name="T4">1 </text:span></text:p>
          </draw:text-box>
        </draw:frame>
        <draw:polygon draw:style-name="gr53" draw:text-style-name="P13" draw:layer="layout" svg:width="0.635cm" svg:height="0.624cm" svg:x="5.445cm" svg:y="9.429cm" svg:viewBox="0 0 636 625" draw:points="0,625 636,625 636,0 0,0">
          <text:p/>
        </draw:polygon>
        <draw:frame draw:style-name="gr5" draw:text-style-name="P6" draw:layer="layout" svg:width="0.35cm" svg:height="0.395cm" svg:x="5.076cm" svg:y="9.577cm">
          <draw:text-box>
            <text:p text:style-name="P1"><text:span text:style-name="T4">2 </text:span></text:p>
          </draw:text-box>
        </draw:frame>
        <draw:polygon draw:style-name="gr53" draw:text-style-name="P13" draw:layer="layout" svg:width="0.635cm" svg:height="0.624cm" svg:x="6.08cm" svg:y="9.429cm" svg:viewBox="0 0 636 625" draw:points="0,625 636,625 636,0 0,0">
          <text:p/>
        </draw:polygon>
        <draw:frame draw:style-name="gr5" draw:text-style-name="P6" draw:layer="layout" svg:width="0.35cm" svg:height="0.395cm" svg:x="5.711cm" svg:y="9.577cm">
          <draw:text-box>
            <text:p text:style-name="P1"><text:span text:style-name="T4">3 </text:span></text:p>
          </draw:text-box>
        </draw:frame>
        <draw:line draw:style-name="gr73" draw:text-style-name="P11" draw:layer="layout" svg:x1="5.233cm" svg:y1="13.482cm" svg:x2="19.626cm" svg:y2="13.482cm">
          <text:p/>
        </draw:line>
        <draw:polygon draw:style-name="gr52" draw:text-style-name="P15" draw:layer="layout" svg:width="3.175cm" svg:height="0.635cm" svg:x="11.16cm" svg:y="3.917cm" svg:viewBox="0 0 3176 636" draw:points="0,636 3176,636 3176,0 0,0">
          <text:p><text:span text:style-name="T27">Jay</text:span></text:p>
        </draw:polygon>
        <draw:frame draw:style-name="gr5" draw:text-style-name="P6" draw:layer="layout" svg:width="0.35cm" svg:height="0.395cm" svg:x="6.346cm" svg:y="9.577cm">
          <draw:text-box>
            <text:p text:style-name="P1"><text:span text:style-name="T4">4 </text:span></text:p>
          </draw:text-box>
        </draw:frame>
        <draw:polygon draw:style-name="gr53" draw:text-style-name="P15" draw:layer="layout" svg:width="5.26cm" svg:height="0.635cm" svg:x="14.335cm" svg:y="3.917cm" svg:viewBox="0 0 5261 636" draw:points="0,636 5261,636 5261,0 0,0">
          <text:p><text:span text:style-name="T27">Rovacsek</text:span></text:p>
        </draw:polygon>
        <draw:frame draw:style-name="gr2" draw:text-style-name="P3" draw:layer="layout" svg:width="0.422cm" svg:height="0.475cm" svg:x="12.749cm" svg:y="4.063cm">
          <draw:text-box>
            <text:p text:style-name="P1"><text:span text:style-name="T2"><text:s/></text:span></text:p>
          </draw:text-box>
        </draw:frame>
        <draw:line draw:style-name="gr73" draw:text-style-name="P11" draw:layer="layout" svg:x1="6.291cm" svg:y1="4.552cm" svg:x2="10.948cm" svg:y2="4.552cm">
          <text:p/>
        </draw:line>
        <draw:polygon draw:style-name="gr53" draw:text-style-name="P13" draw:layer="layout" svg:width="3.175cm" svg:height="0.635cm" svg:x="11.16cm" svg:y="4.869cm" svg:viewBox="0 0 3176 636" draw:points="0,636 3176,636 3176,0 0,0">
          <text:p/>
        </draw:polygon>
        <draw:frame draw:style-name="gr2" draw:text-style-name="P3" draw:layer="layout" svg:width="0.422cm" svg:height="0.475cm" svg:x="16.966cm" svg:y="4.063cm">
          <draw:text-box>
            <text:p text:style-name="P1"><text:span text:style-name="T2"><text:s/></text:span></text:p>
          </draw:text-box>
        </draw:frame>
        <draw:polygon draw:style-name="gr53" draw:text-style-name="P13" draw:layer="layout" svg:width="5.26cm" svg:height="0.635cm" svg:x="14.335cm" svg:y="4.869cm" svg:viewBox="0 0 5261 636" draw:points="0,636 5261,636 5261,0 0,0">
          <text:p/>
        </draw:polygon>
        <draw:frame draw:style-name="gr2" draw:text-style-name="P3" draw:layer="layout" svg:width="0.422cm" svg:height="0.475cm" svg:x="12.749cm" svg:y="5.015cm">
          <draw:text-box>
            <text:p text:style-name="P1"><text:span text:style-name="T2"><text:s/></text:span></text:p>
          </draw:text-box>
        </draw:frame>
        <draw:line draw:style-name="gr73" draw:text-style-name="P11" draw:layer="layout" svg:x1="6.291cm" svg:y1="5.504cm" svg:x2="10.948cm" svg:y2="5.504cm">
          <text:p/>
        </draw:line>
        <draw:polygon draw:style-name="gr53" draw:text-style-name="P13" draw:layer="layout" svg:width="3.175cm" svg:height="0.635cm" svg:x="11.16cm" svg:y="5.822cm" svg:viewBox="0 0 3176 636" draw:points="0,636 3176,636 3176,0 0,0">
          <text:p/>
        </draw:polygon>
        <draw:frame draw:style-name="gr2" draw:text-style-name="P3" draw:layer="layout" svg:width="0.422cm" svg:height="0.475cm" svg:x="16.966cm" svg:y="5.015cm">
          <draw:text-box>
            <text:p text:style-name="P1"><text:span text:style-name="T2"><text:s/></text:span></text:p>
          </draw:text-box>
        </draw:frame>
        <draw:polygon draw:style-name="gr53" draw:text-style-name="P13" draw:layer="layout" svg:width="5.26cm" svg:height="0.635cm" svg:x="14.335cm" svg:y="5.822cm" svg:viewBox="0 0 5261 636" draw:points="0,636 5261,636 5261,0 0,0">
          <text:p/>
        </draw:polygon>
        <draw:frame draw:style-name="gr2" draw:text-style-name="P3" draw:layer="layout" svg:width="0.422cm" svg:height="0.475cm" svg:x="12.749cm" svg:y="5.968cm">
          <draw:text-box>
            <text:p text:style-name="P1"><text:span text:style-name="T2"><text:s/></text:span></text:p>
          </draw:text-box>
        </draw:frame>
        <draw:line draw:style-name="gr73" draw:text-style-name="P11" draw:layer="layout" svg:x1="6.291cm" svg:y1="6.457cm" svg:x2="10.948cm" svg:y2="6.457cm">
          <text:p/>
        </draw:line>
        <draw:polygon draw:style-name="gr53" draw:text-style-name="P13" draw:layer="layout" svg:width="3.175cm" svg:height="0.635cm" svg:x="11.16cm" svg:y="6.855cm" svg:viewBox="0 0 3176 636" draw:points="0,636 3176,636 3176,0 0,0">
          <text:p/>
        </draw:polygon>
        <draw:frame draw:style-name="gr2" draw:text-style-name="P3" draw:layer="layout" svg:width="0.422cm" svg:height="0.475cm" svg:x="16.966cm" svg:y="5.968cm">
          <draw:text-box>
            <text:p text:style-name="P1"><text:span text:style-name="T2"><text:s/></text:span></text:p>
          </draw:text-box>
        </draw:frame>
        <draw:polygon draw:style-name="gr53" draw:text-style-name="P13" draw:layer="layout" svg:width="5.26cm" svg:height="0.635cm" svg:x="14.335cm" svg:y="6.855cm" svg:viewBox="0 0 5261 636" draw:points="0,636 5261,636 5261,0 0,0">
          <text:p/>
        </draw:polygon>
        <draw:frame draw:style-name="gr2" draw:text-style-name="P3" draw:layer="layout" svg:width="0.422cm" svg:height="0.475cm" svg:x="12.749cm" svg:y="7.005cm">
          <draw:text-box>
            <text:p text:style-name="P1"><text:span text:style-name="T2"><text:s/></text:span></text:p>
          </draw:text-box>
        </draw:frame>
        <draw:line draw:style-name="gr73" draw:text-style-name="P11" draw:layer="layout" svg:x1="6.291cm" svg:y1="7.49cm" svg:x2="10.948cm" svg:y2="7.49cm">
          <text:p/>
        </draw:line>
        <draw:polygon draw:style-name="gr52" draw:text-style-name="P15" draw:layer="layout" svg:width="0.635cm" svg:height="0.612cm" svg:x="1.635cm" svg:y="3.917cm" svg:viewBox="0 0 636 613" draw:points="0,613 636,613 636,0 0,0">
          <text:p><text:span text:style-name="T27">3</text:span></text:p>
        </draw:polygon>
        <draw:frame draw:style-name="gr2" draw:text-style-name="P3" draw:layer="layout" svg:width="0.422cm" svg:height="0.475cm" svg:x="16.966cm" svg:y="7.005cm">
          <draw:text-box>
            <text:p text:style-name="P1"><text:span text:style-name="T2"><text:s/></text:span></text:p>
          </draw:text-box>
        </draw:frame>
        <draw:polygon draw:style-name="gr52" draw:text-style-name="P15" draw:layer="layout" svg:width="0.635cm" svg:height="0.612cm" svg:x="2.27cm" svg:y="3.917cm" svg:viewBox="0 0 636 613" draw:points="0,613 636,613 636,0 0,0">
          <text:p><text:span text:style-name="T27">1</text:span></text:p>
        </draw:polygon>
        <draw:frame draw:style-name="gr2" draw:text-style-name="P3" draw:layer="layout" svg:width="0.422cm" svg:height="0.475cm" svg:x="1.952cm" svg:y="4.063cm">
          <draw:text-box>
            <text:p text:style-name="P1"><text:span text:style-name="T8"><text:s/></text:span></text:p>
          </draw:text-box>
        </draw:frame>
        <draw:polygon draw:style-name="gr52" draw:text-style-name="P15" draw:layer="layout" svg:width="0.635cm" svg:height="0.612cm" svg:x="2.905cm" svg:y="3.917cm" svg:viewBox="0 0 636 613" draw:points="0,613 636,613 636,0 0,0">
          <text:p><text:span text:style-name="T27">4</text:span></text:p>
        </draw:polygon>
        <draw:frame draw:style-name="gr2" draw:text-style-name="P3" draw:layer="layout" svg:width="0.422cm" svg:height="0.475cm" svg:x="2.587cm" svg:y="4.063cm">
          <draw:text-box>
            <text:p text:style-name="P1"><text:span text:style-name="T8"><text:s/></text:span></text:p>
          </draw:text-box>
        </draw:frame>
        <draw:polygon draw:style-name="gr52" draw:text-style-name="P15" draw:layer="layout" svg:width="0.635cm" svg:height="0.612cm" svg:x="3.54cm" svg:y="3.917cm" svg:viewBox="0 0 636 613" draw:points="0,613 636,613 636,0 0,0">
          <text:p><text:span text:style-name="T27">6</text:span></text:p>
        </draw:polygon>
        <draw:frame draw:style-name="gr2" draw:text-style-name="P3" draw:layer="layout" svg:width="0.422cm" svg:height="0.475cm" svg:x="3.222cm" svg:y="4.063cm">
          <draw:text-box>
            <text:p text:style-name="P1"><text:span text:style-name="T8"><text:s/></text:span></text:p>
          </draw:text-box>
        </draw:frame>
        <draw:polygon draw:style-name="gr52" draw:text-style-name="P15" draw:layer="layout" svg:width="0.635cm" svg:height="0.612cm" svg:x="4.175cm" svg:y="3.917cm" svg:viewBox="0 0 636 613" draw:points="0,613 636,613 636,0 0,0">
          <text:p><text:span text:style-name="T27">2</text:span></text:p>
        </draw:polygon>
        <draw:frame draw:style-name="gr2" draw:text-style-name="P3" draw:layer="layout" svg:width="0.422cm" svg:height="0.475cm" svg:x="3.857cm" svg:y="4.063cm">
          <draw:text-box>
            <text:p text:style-name="P1"><text:span text:style-name="T8"><text:s/></text:span></text:p>
          </draw:text-box>
        </draw:frame>
        <draw:polygon draw:style-name="gr52" draw:text-style-name="P15" draw:layer="layout" svg:width="0.635cm" svg:height="0.612cm" svg:x="4.81cm" svg:y="3.917cm" svg:viewBox="0 0 636 613" draw:points="0,613 636,613 636,0 0,0">
          <text:p><text:span text:style-name="T27">2</text:span></text:p>
        </draw:polygon>
        <draw:frame draw:style-name="gr2" draw:text-style-name="P3" draw:layer="layout" svg:width="0.422cm" svg:height="0.475cm" svg:x="4.492cm" svg:y="4.063cm">
          <draw:text-box>
            <text:p text:style-name="P1"><text:span text:style-name="T8"><text:s/></text:span></text:p>
          </draw:text-box>
        </draw:frame>
        <draw:polygon draw:style-name="gr52" draw:text-style-name="P15" draw:layer="layout" svg:width="0.635cm" svg:height="0.612cm" svg:x="5.445cm" svg:y="3.917cm" svg:viewBox="0 0 636 613" draw:points="0,613 636,613 636,0 0,0">
          <text:p><text:span text:style-name="T27">0</text:span></text:p>
        </draw:polygon>
        <draw:frame draw:style-name="gr2" draw:text-style-name="P3" draw:layer="layout" svg:width="0.422cm" svg:height="0.475cm" svg:x="5.127cm" svg:y="4.063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1.635cm" svg:y="4.869cm" svg:viewBox="0 0 636 613" draw:points="0,613 636,613 636,0 0,0">
          <text:p/>
        </draw:polygon>
        <draw:frame draw:style-name="gr2" draw:text-style-name="P3" draw:layer="layout" svg:width="0.422cm" svg:height="0.475cm" svg:x="5.762cm" svg:y="4.063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2.27cm" svg:y="4.869cm" svg:viewBox="0 0 636 613" draw:points="0,613 636,613 636,0 0,0">
          <text:p/>
        </draw:polygon>
        <draw:frame draw:style-name="gr2" draw:text-style-name="P3" draw:layer="layout" svg:width="0.422cm" svg:height="0.475cm" svg:x="1.952cm" svg:y="5.01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2.905cm" svg:y="4.869cm" svg:viewBox="0 0 636 613" draw:points="0,613 636,613 636,0 0,0">
          <text:p/>
        </draw:polygon>
        <draw:frame draw:style-name="gr2" draw:text-style-name="P3" draw:layer="layout" svg:width="0.422cm" svg:height="0.475cm" svg:x="2.587cm" svg:y="5.01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3.54cm" svg:y="4.869cm" svg:viewBox="0 0 636 613" draw:points="0,613 636,613 636,0 0,0">
          <text:p/>
        </draw:polygon>
        <draw:frame draw:style-name="gr2" draw:text-style-name="P3" draw:layer="layout" svg:width="0.422cm" svg:height="0.475cm" svg:x="3.222cm" svg:y="5.01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4.175cm" svg:y="4.869cm" svg:viewBox="0 0 636 613" draw:points="0,613 636,613 636,0 0,0">
          <text:p/>
        </draw:polygon>
        <draw:frame draw:style-name="gr2" draw:text-style-name="P3" draw:layer="layout" svg:width="0.422cm" svg:height="0.475cm" svg:x="3.857cm" svg:y="5.01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4.81cm" svg:y="4.869cm" svg:viewBox="0 0 636 613" draw:points="0,613 636,613 636,0 0,0">
          <text:p/>
        </draw:polygon>
        <draw:frame draw:style-name="gr2" draw:text-style-name="P3" draw:layer="layout" svg:width="0.422cm" svg:height="0.475cm" svg:x="4.492cm" svg:y="5.01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5.445cm" svg:y="4.869cm" svg:viewBox="0 0 636 613" draw:points="0,613 636,613 636,0 0,0">
          <text:p/>
        </draw:polygon>
        <draw:frame draw:style-name="gr2" draw:text-style-name="P3" draw:layer="layout" svg:width="0.422cm" svg:height="0.475cm" svg:x="5.127cm" svg:y="5.01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1.635cm" svg:y="5.822cm" svg:viewBox="0 0 636 613" draw:points="0,613 636,613 636,0 0,0">
          <text:p/>
        </draw:polygon>
        <draw:frame draw:style-name="gr2" draw:text-style-name="P3" draw:layer="layout" svg:width="0.422cm" svg:height="0.475cm" svg:x="5.762cm" svg:y="5.01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2.27cm" svg:y="5.822cm" svg:viewBox="0 0 636 613" draw:points="0,613 636,613 636,0 0,0">
          <text:p/>
        </draw:polygon>
        <draw:frame draw:style-name="gr2" draw:text-style-name="P3" draw:layer="layout" svg:width="0.422cm" svg:height="0.475cm" svg:x="1.952cm" svg:y="5.968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2.905cm" svg:y="5.822cm" svg:viewBox="0 0 636 613" draw:points="0,613 636,613 636,0 0,0">
          <text:p/>
        </draw:polygon>
        <draw:frame draw:style-name="gr2" draw:text-style-name="P3" draw:layer="layout" svg:width="0.422cm" svg:height="0.475cm" svg:x="2.587cm" svg:y="5.968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3.54cm" svg:y="5.822cm" svg:viewBox="0 0 636 613" draw:points="0,613 636,613 636,0 0,0">
          <text:p/>
        </draw:polygon>
        <draw:frame draw:style-name="gr2" draw:text-style-name="P3" draw:layer="layout" svg:width="0.422cm" svg:height="0.475cm" svg:x="3.222cm" svg:y="5.968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4.175cm" svg:y="5.822cm" svg:viewBox="0 0 636 613" draw:points="0,613 636,613 636,0 0,0">
          <text:p/>
        </draw:polygon>
        <draw:frame draw:style-name="gr2" draw:text-style-name="P3" draw:layer="layout" svg:width="0.422cm" svg:height="0.475cm" svg:x="3.857cm" svg:y="5.968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4.81cm" svg:y="5.822cm" svg:viewBox="0 0 636 613" draw:points="0,613 636,613 636,0 0,0">
          <text:p/>
        </draw:polygon>
        <draw:frame draw:style-name="gr2" draw:text-style-name="P3" draw:layer="layout" svg:width="0.422cm" svg:height="0.475cm" svg:x="4.492cm" svg:y="5.968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5.445cm" svg:y="5.822cm" svg:viewBox="0 0 636 613" draw:points="0,613 636,613 636,0 0,0">
          <text:p/>
        </draw:polygon>
        <draw:frame draw:style-name="gr2" draw:text-style-name="P3" draw:layer="layout" svg:width="0.422cm" svg:height="0.475cm" svg:x="5.127cm" svg:y="5.968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1.635cm" svg:y="6.855cm" svg:viewBox="0 0 636 613" draw:points="0,613 636,613 636,0 0,0">
          <text:p/>
        </draw:polygon>
        <draw:frame draw:style-name="gr2" draw:text-style-name="P3" draw:layer="layout" svg:width="0.422cm" svg:height="0.475cm" svg:x="5.762cm" svg:y="5.968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2.27cm" svg:y="6.855cm" svg:viewBox="0 0 636 613" draw:points="0,613 636,613 636,0 0,0">
          <text:p/>
        </draw:polygon>
        <draw:frame draw:style-name="gr2" draw:text-style-name="P3" draw:layer="layout" svg:width="0.422cm" svg:height="0.475cm" svg:x="1.952cm" svg:y="7.00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2.905cm" svg:y="6.855cm" svg:viewBox="0 0 636 613" draw:points="0,613 636,613 636,0 0,0">
          <text:p/>
        </draw:polygon>
        <draw:frame draw:style-name="gr2" draw:text-style-name="P3" draw:layer="layout" svg:width="0.422cm" svg:height="0.475cm" svg:x="2.587cm" svg:y="7.00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3.54cm" svg:y="6.855cm" svg:viewBox="0 0 636 613" draw:points="0,613 636,613 636,0 0,0">
          <text:p/>
        </draw:polygon>
        <draw:frame draw:style-name="gr2" draw:text-style-name="P3" draw:layer="layout" svg:width="0.422cm" svg:height="0.475cm" svg:x="3.222cm" svg:y="7.00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4.175cm" svg:y="6.855cm" svg:viewBox="0 0 636 613" draw:points="0,613 636,613 636,0 0,0">
          <text:p/>
        </draw:polygon>
        <draw:frame draw:style-name="gr2" draw:text-style-name="P3" draw:layer="layout" svg:width="0.422cm" svg:height="0.475cm" svg:x="3.857cm" svg:y="7.00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4.81cm" svg:y="6.855cm" svg:viewBox="0 0 636 613" draw:points="0,613 636,613 636,0 0,0">
          <text:p/>
        </draw:polygon>
        <draw:frame draw:style-name="gr2" draw:text-style-name="P3" draw:layer="layout" svg:width="0.422cm" svg:height="0.475cm" svg:x="4.492cm" svg:y="7.00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5.445cm" svg:y="6.855cm" svg:viewBox="0 0 636 613" draw:points="0,613 636,613 636,0 0,0">
          <text:p/>
        </draw:polygon>
        <draw:frame draw:style-name="gr2" draw:text-style-name="P3" draw:layer="layout" svg:width="0.422cm" svg:height="0.475cm" svg:x="5.127cm" svg:y="7.00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1.635cm" svg:y="8.159cm" svg:viewBox="0 0 636 613" draw:points="0,613 636,613 636,0 0,0">
          <text:p/>
        </draw:polygon>
        <draw:frame draw:style-name="gr2" draw:text-style-name="P3" draw:layer="layout" svg:width="0.422cm" svg:height="0.475cm" svg:x="5.762cm" svg:y="7.005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2.27cm" svg:y="8.159cm" svg:viewBox="0 0 636 613" draw:points="0,613 636,613 636,0 0,0">
          <text:p/>
        </draw:polygon>
        <draw:frame draw:style-name="gr2" draw:text-style-name="P3" draw:layer="layout" svg:width="0.422cm" svg:height="0.475cm" svg:x="1.952cm" svg:y="8.304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2.905cm" svg:y="8.159cm" svg:viewBox="0 0 636 613" draw:points="0,613 636,613 636,0 0,0">
          <text:p/>
        </draw:polygon>
        <draw:frame draw:style-name="gr2" draw:text-style-name="P3" draw:layer="layout" svg:width="0.422cm" svg:height="0.475cm" svg:x="2.587cm" svg:y="8.304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3.54cm" svg:y="8.159cm" svg:viewBox="0 0 636 613" draw:points="0,613 636,613 636,0 0,0">
          <text:p/>
        </draw:polygon>
        <draw:frame draw:style-name="gr2" draw:text-style-name="P3" draw:layer="layout" svg:width="0.422cm" svg:height="0.475cm" svg:x="3.222cm" svg:y="8.304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4.175cm" svg:y="8.159cm" svg:viewBox="0 0 636 613" draw:points="0,613 636,613 636,0 0,0">
          <text:p/>
        </draw:polygon>
        <draw:frame draw:style-name="gr2" draw:text-style-name="P3" draw:layer="layout" svg:width="0.422cm" svg:height="0.475cm" svg:x="3.857cm" svg:y="8.304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4.81cm" svg:y="8.159cm" svg:viewBox="0 0 636 613" draw:points="0,613 636,613 636,0 0,0">
          <text:p/>
        </draw:polygon>
        <draw:frame draw:style-name="gr2" draw:text-style-name="P3" draw:layer="layout" svg:width="0.422cm" svg:height="0.475cm" svg:x="4.492cm" svg:y="8.304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5.445cm" svg:y="8.159cm" svg:viewBox="0 0 636 613" draw:points="0,613 636,613 636,0 0,0">
          <text:p/>
        </draw:polygon>
        <draw:frame draw:style-name="gr2" draw:text-style-name="P3" draw:layer="layout" svg:width="0.422cm" svg:height="0.475cm" svg:x="5.127cm" svg:y="8.304cm">
          <draw:text-box>
            <text:p text:style-name="P1"><text:span text:style-name="T8"><text:s/></text:span></text:p>
          </draw:text-box>
        </draw:frame>
        <draw:polygon draw:style-name="gr53" draw:text-style-name="P13" draw:layer="layout" svg:width="0.635cm" svg:height="0.612cm" svg:x="6.08cm" svg:y="8.159cm" svg:viewBox="0 0 636 613" draw:points="0,613 636,613 636,0 0,0">
          <text:p/>
        </draw:polygon>
        <draw:frame draw:style-name="gr2" draw:text-style-name="P3" draw:layer="layout" svg:width="0.422cm" svg:height="0.475cm" svg:x="5.762cm" svg:y="8.30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6.398cm" svg:y="8.30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952cm" svg:y="3.055cm">
          <draw:text-box>
            <text:p text:style-name="P1"><text:span text:style-name="T8"><text:s/></text:span></text:p>
          </draw:text-box>
        </draw:frame>
        <draw:frame draw:style-name="gr75" draw:text-style-name="P17" draw:layer="layout" svg:width="4.6cm" svg:height="0.628cm" svg:x="1.5cm" svg:y="2.9cm">
          <draw:text-box>
            <text:p><text:span text:style-name="T27"><text:s text:c="2"/></text:span><text:span text:style-name="T27">3 <text:s text:c="2"/>2 <text:s/>8 <text:s text:c="2"/>3 <text:s/>3 <text:s/>4 <text:s text:c="2"/>9</text:span></text:p>
          </draw:text-box>
        </draw:frame>
        <draw:frame draw:style-name="gr76" draw:text-style-name="P18" draw:layer="layout" svg:width="4.2cm" svg:height="0.6cm" svg:x="6.4cm" svg:y="2.9cm">
          <draw:text-box>
            <text:p><text:span text:style-name="T29">c3283349@uon.edu.au</text:span></text:p>
          </draw:text-box>
        </draw:frame>
        <draw:frame draw:style-name="gr77" draw:text-style-name="P17" draw:layer="layout" svg:width="5.2cm" svg:height="0.8cm" svg:x="1.5cm" svg:y="8cm">
          <draw:text-box>
            <text:p><text:span text:style-name="T27"><text:s/></text:span></text:p>
          </draw:text-box>
        </draw:frame>
        <draw:frame draw:style-name="gr78" draw:text-style-name="P19" draw:layer="layout" svg:width="5.1cm" svg:height="0.704cm" svg:x="1.6cm" svg:y="8.1cm">
          <draw:text-box>
            <text:p><text:span text:style-name="T19"><text:s/></text:span><text:span text:style-name="T19">C O M P <text:s/>3 <text:s/>2 <text:s/>6 <text:s/>0</text:span></text:p>
          </draw:text-box>
        </draw:frame>
        <draw:frame draw:style-name="gr78" draw:text-style-name="P19" draw:layer="layout" svg:width="8.1cm" svg:height="0.704cm" svg:x="4.5cm" svg:y="10.4cm">
          <draw:text-box>
            <text:p><text:span text:style-name="T19">Callaghan</text:span></text:p>
          </draw:text-box>
        </draw:frame>
        <draw:frame draw:style-name="gr78" draw:text-style-name="P19" draw:layer="layout" svg:width="6.5cm" svg:height="0.704cm" svg:x="5.3cm" svg:y="12.9cm">
          <draw:text-box>
            <text:p><text:span text:style-name="T19">Ljiljana Brankov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ymbol" svg:font-family="Symbol"/>
    <style:font-face style:name="Tahoma" svg:font-family="Tahoma"/>
    <style:font-face style:name="TimesNewRoman" svg:font-family="TimesNewRoman"/>
    <style:font-face style:name="TimesNewRomanPS" svg:font-family="TimesNewRomanPS"/>
    <style:font-face style:name="Arimo" svg:font-family="Arimo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6cm" fo:margin-bottom="1cm" fo:margin-left="0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8T19:42:28.303053617</dc:date>
    <meta:editing-duration>PT6M9S</meta:editing-duration>
    <meta:editing-cycles>3</meta:editing-cycles>
    <meta:generator>LibreOffice/6.0.3.2$Linux_X86_64 LibreOffice_project/00m0$Build-2</meta:generator>
    <meta:document-statistic meta:object-count="300"/>
  </office:meta>
</office:document-meta>
</file>